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81d41a" draw:textarea-horizontal-align="justify" draw:textarea-vertical-align="middle" draw:auto-grow-height="false" fo:min-height="2.21cm" fo:min-width="0.6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81d41a" draw:textarea-horizontal-align="justify" draw:textarea-vertical-align="middle" draw:auto-grow-height="false" fo:min-height="3.48cm" fo:min-width="4.5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5.77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2a6099" draw:textarea-horizontal-align="justify" draw:textarea-vertical-align="middle" draw:auto-grow-height="false" fo:min-height="2.21cm" fo:min-width="0.69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321cm" draw:marker-end-width="0.321cm" draw:fill-color="#81d41a" draw:textarea-horizontal-align="justify" draw:textarea-vertical-align="middle" draw:auto-grow-height="false" fo:min-height="0.94cm" fo:min-width="0.69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999999" draw:textarea-horizontal-align="justify" draw:textarea-vertical-align="middle" draw:auto-grow-height="false" fo:min-height="0.94cm" fo:min-width="3.23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b2b2b2" draw:opacity="100%" draw:opacity-name="" draw:textarea-horizontal-align="justify" draw:textarea-vertical-align="middle" draw:auto-grow-height="false" fo:min-height="1.702cm" fo:min-width="47.6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81d41a" draw:opacity="100%" draw:opacity-name="" draw:textarea-horizontal-align="justify" draw:textarea-vertical-align="middle" draw:auto-grow-height="false" fo:min-height="0.94cm" fo:min-width="0.69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svg:stroke-width="0.081cm" svg:stroke-color="#000000" draw:marker-start-width="0.321cm" draw:marker-end-width="0.321cm" draw:fill-color="#81d41a" draw:textarea-horizontal-align="justify" draw:textarea-vertical-align="middle" draw:auto-grow-height="false" fo:min-height="0.94cm" fo:min-width="3.16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draw:fill-color="#81d41a" draw:textarea-horizontal-align="justify" draw:textarea-vertical-align="middle" draw:auto-grow-height="false" fo:min-height="6.02cm" fo:min-width="36.25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solid" svg:stroke-width="0.081cm" svg:stroke-color="#000000" draw:marker-start-width="0.321cm" draw:marker-end-width="0.321cm" draw:fill-color="#2a6099" draw:opacity="100%" draw:opacity-name="" draw:textarea-horizontal-align="justify" draw:textarea-vertical-align="middle" draw:auto-grow-height="false" fo:min-height="0.94cm" fo:min-width="0.69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100%" draw:fill-color="#81d41a" draw:opacity="50%" draw:opacity-name="" draw:textarea-horizontal-align="justify" draw:textarea-vertical-align="middle" draw:auto-grow-height="false" fo:min-height="0.94cm" fo:min-width="0.69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1d41a" draw:opacity="50%" draw:opacity-name="" draw:textarea-horizontal-align="justify" draw:textarea-vertical-align="middle" draw:auto-grow-height="false" fo:min-height="0.94cm" fo:min-width="0.69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81d41a"/>
      <style:paragraph-properties fo:text-align="start"/>
    </style:style>
    <style:style style:name="P5" style:family="paragraph">
      <loext:graphic-properties draw:fill-color="#808080"/>
      <style:paragraph-properties fo:text-align="start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b2b2b2" draw:opacity="100%"/>
      <style:paragraph-properties fo:text-align="start"/>
    </style:style>
    <style:style style:name="P10" style:family="paragraph">
      <loext:graphic-properties draw:fill-color="#b2b2b2" draw:opacity="100%"/>
      <style:paragraph-properties fo:text-align="center"/>
    </style:style>
    <style:style style:name="P11" style:family="paragraph">
      <loext:graphic-properties draw:fill-color="#81d41a" draw:opacity="100%"/>
      <style:paragraph-properties fo:text-align="center"/>
    </style:style>
    <style:style style:name="P12" style:family="paragraph">
      <loext:graphic-properties draw:fill-color="#2a6099" draw:opacity="100%"/>
      <style:paragraph-properties fo:text-align="center"/>
    </style:style>
    <style:style style:name="P13" style:family="paragraph">
      <loext:graphic-properties draw:fill-color="#81d41a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2.54cm" svg:x="9.89cm" svg:y="4.81cm">
          <text:p text:style-name="P1">1</text:p>
          <text:p text:style-name="P1">5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5.08cm" svg:height="3.81cm" svg:x="1cm" svg:y="4.81cm">
          <text:p text:style-name="P3">player 1 </text:p>
          <text:p text:style-name="P3">roll 1 </text:p>
          <text:p text:style-name="P3">new position 5 </text:p>
          <text:p text:style-name="P3">new score 0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35cm" svg:height="2.54cm" svg:x="1cm" svg:y="1cm">
          <text:p text:style-name="P3">initial positions:</text:p>
          <text:p text:style-name="P3">player 1: 4</text:p>
          <text:p text:style-name="P3">player 2: 8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27cm" svg:height="2.54cm" svg:x="9.89cm" svg:y="8.62cm">
          <text:p text:style-name="P1">2</text:p>
          <text:p text:style-name="P1">7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27cm" svg:height="2.54cm" svg:x="9.89cm" svg:y="12.43cm">
          <text:p text:style-name="P1">3</text:p>
          <text:p text:style-name="P1">10</text:p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1.27cm" svg:height="2.54cm" svg:x="13.7cm" svg:y="4.81cm">
          <text:p text:style-name="P1">4</text:p>
          <text:p text:style-name="P1">2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1.27cm" svg:height="2.54cm" svg:x="13.7cm" svg:y="8.62cm">
          <text:p text:style-name="P1">5</text:p>
          <text:p text:style-name="P1">7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1.27cm" svg:height="2.54cm" svg:x="13.7cm" svg:y="12.43cm">
          <text:p text:style-name="P1">6</text:p>
          <text:p text:style-name="P1">3</text:p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0.525cm" svg:y1="7.35cm" svg:x2="10.525cm" svg:y2="8.62cm" draw:start-shape="id1" draw:start-glue-point="2" draw:end-shape="id2" draw:end-glue-point="0" svg:d="M10525 7350v1270" svg:viewBox="0 0 1 1271">
          <text:p/>
        </draw:connector>
        <draw:connector draw:style-name="gr5" draw:text-style-name="P7" draw:layer="layout" svg:x1="10.525cm" svg:y1="11.16cm" svg:x2="10.525cm" svg:y2="12.43cm" draw:start-shape="id2" draw:start-glue-point="2" draw:end-shape="id3" draw:end-glue-point="0" svg:d="M10525 11160v1270" svg:viewBox="0 0 1 1271">
          <text:p/>
        </draw:connector>
        <draw:connector draw:style-name="gr5" draw:text-style-name="P7" draw:layer="layout" svg:x1="11.16cm" svg:y1="13.7cm" svg:x2="13.7cm" svg:y2="6.08cm" draw:start-shape="id3" draw:start-glue-point="1" draw:end-shape="id4" draw:end-glue-point="3" svg:d="M11160 13700h1270v-7620h1270" svg:viewBox="0 0 2541 7621">
          <text:p/>
        </draw:connector>
        <draw:connector draw:style-name="gr5" draw:text-style-name="P7" draw:layer="layout" svg:x1="14.335cm" svg:y1="7.35cm" svg:x2="14.335cm" svg:y2="8.62cm" draw:start-shape="id4" draw:start-glue-point="2" draw:end-shape="id5" draw:end-glue-point="0" svg:d="M14335 7350v1270" svg:viewBox="0 0 1 1271">
          <text:p/>
        </draw:connector>
        <draw:connector draw:style-name="gr5" draw:text-style-name="P7" draw:layer="layout" svg:x1="14.335cm" svg:y1="11.16cm" svg:x2="14.335cm" svg:y2="12.43cm" draw:start-shape="id5" draw:start-glue-point="2" draw:end-shape="id6" draw:end-glue-point="0" svg:d="M14335 11160v1270" svg:viewBox="0 0 1 1271">
          <text:p/>
        </draw:connector>
        <draw:custom-shape draw:style-name="gr1" draw:text-style-name="P2" xml:id="id7" draw:id="id7" draw:layer="layout" svg:width="1.27cm" svg:height="2.54cm" svg:x="17.51cm" svg:y="4.81cm">
          <text:p text:style-name="P1">7</text:p>
          <text:p text:style-name="P1">7</text:p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27cm" svg:height="2.54cm" svg:x="17.51cm" svg:y="8.62cm">
          <text:p text:style-name="P1">8</text:p>
          <text:p text:style-name="P1">5</text:p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27cm" svg:height="2.54cm" svg:x="17.51cm" svg:y="12.43cm">
          <text:p text:style-name="P1">9</text:p>
          <text:p text:style-name="P1">4</text:p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1.27cm" svg:height="2.54cm" svg:x="21.32cm" svg:y="4.81cm">
          <text:p text:style-name="P1">10</text:p>
          <text:p text:style-name="P1">3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6" xml:id="id11" draw:id="id11" draw:layer="layout" svg:width="1.27cm" svg:height="2.54cm" svg:x="21.32cm" svg:y="8.62cm">
          <text:p text:style-name="P1">11</text:p>
          <text:p text:style-name="P1">4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27cm" svg:height="2.54cm" svg:x="21.32cm" svg:y="12.43cm">
          <text:p text:style-name="P1">12</text:p>
          <text:p text:style-name="P1">6</text:p>
          <text:p text:style-name="P1">9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8.145cm" svg:y1="7.35cm" svg:x2="18.145cm" svg:y2="8.62cm" draw:start-shape="id7" draw:start-glue-point="2" draw:end-shape="id8" draw:end-glue-point="0" svg:d="M18145 7350v1270" svg:viewBox="0 0 1 1271">
          <text:p/>
        </draw:connector>
        <draw:connector draw:style-name="gr5" draw:text-style-name="P7" draw:layer="layout" svg:x1="18.145cm" svg:y1="11.16cm" svg:x2="18.145cm" svg:y2="12.43cm" draw:start-shape="id8" draw:start-glue-point="2" draw:end-shape="id9" draw:end-glue-point="0" svg:d="M18145 11160v1270" svg:viewBox="0 0 1 1271">
          <text:p/>
        </draw:connector>
        <draw:connector draw:style-name="gr5" draw:text-style-name="P7" draw:layer="layout" svg:x1="18.78cm" svg:y1="13.7cm" svg:x2="21.32cm" svg:y2="6.08cm" draw:start-shape="id9" draw:start-glue-point="1" draw:end-shape="id10" draw:end-glue-point="3" svg:d="M18780 13700h1270v-7620h1270" svg:viewBox="0 0 2541 7621">
          <text:p/>
        </draw:connector>
        <draw:connector draw:style-name="gr5" draw:text-style-name="P7" draw:layer="layout" svg:x1="21.955cm" svg:y1="7.35cm" svg:x2="21.955cm" svg:y2="8.62cm" draw:start-shape="id10" draw:start-glue-point="2" draw:end-shape="id11" draw:end-glue-point="0" svg:d="M21955 7350v1270" svg:viewBox="0 0 1 1271">
          <text:p/>
        </draw:connector>
        <draw:connector draw:style-name="gr5" draw:text-style-name="P7" draw:layer="layout" svg:x1="21.955cm" svg:y1="11.16cm" svg:x2="21.955cm" svg:y2="12.43cm" draw:start-shape="id11" draw:start-glue-point="2" draw:end-shape="id12" draw:end-glue-point="0" svg:d="M21955 11160v1270" svg:viewBox="0 0 1 1271">
          <text:p/>
        </draw:connector>
        <draw:connector draw:style-name="gr5" draw:text-style-name="P7" draw:layer="layout" svg:x1="14.97cm" svg:y1="13.7cm" svg:x2="17.51cm" svg:y2="6.08cm" draw:start-shape="id6" draw:start-glue-point="1" draw:end-shape="id7" draw:end-glue-point="3" svg:d="M14970 13700h1270v-7620h1270" svg:viewBox="0 0 2541 7621">
          <text:p/>
        </draw:connector>
        <draw:connector draw:style-name="gr6" draw:text-style-name="P1" draw:layer="layout" svg:x1="6.08cm" svg:y1="6.715cm" svg:x2="9.89cm" svg:y2="6.08cm" draw:start-shape="id13" draw:start-glue-point="1" draw:end-shape="id1" draw:end-glue-point="3" svg:d="M6080 6715h1905v-635h1905" svg:viewBox="0 0 3811 636">
          <text:p/>
        </draw:connector>
      </draw:page>
      <draw:page draw:name="page2" draw:style-name="dp1" draw:master-page-name="Default">
        <draw:custom-shape draw:style-name="gr7" draw:text-style-name="P2" xml:id="id14" draw:id="id14" draw:layer="layout" svg:width="1.27cm" svg:height="1.27cm" svg:x="3.81cm" svg:y="8.89cm">
          <text:p text:style-name="P1">1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8" xml:id="id53" draw:id="id53" draw:layer="layout" svg:width="3.81cm" svg:height="1.27cm" svg:x="33.02cm" svg:y="1.27cm">
          <text:p text:style-name="P1">p1 initial: 0</text:p>
          <draw:enhanced-geometry svg:viewBox="0 0 21600 21600" draw:type="rectangle" draw:enhanced-path="M 0 0 L 21600 0 21600 21600 0 21600 0 0 Z N"/>
        </draw:custom-shape>
        <draw:custom-shape draw:style-name="gr7" draw:text-style-name="P2" xml:id="id18" draw:id="id18" draw:layer="layout" svg:width="1.27cm" svg:height="1.27cm" svg:x="11.43cm" svg:y="8.89cm">
          <text:p text:style-name="P1">2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xml:id="id22" draw:id="id22" draw:layer="layout" svg:width="1.27cm" svg:height="1.27cm" svg:x="19.05cm" svg:y="8.89cm">
          <text:p text:style-name="P1">3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1.27cm" svg:height="1.27cm" svg:x="1.27cm" svg:y="12.7cm">
          <text:p text:style-name="P1">1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xml:id="id16" draw:id="id16" draw:layer="layout" svg:width="1.27cm" svg:height="1.27cm" svg:x="3.81cm" svg:y="12.7cm">
          <text:p text:style-name="P1">2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1.27cm" svg:height="1.27cm" svg:x="6.35cm" svg:y="12.7cm">
          <text:p text:style-name="P1">3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1.27cm" svg:height="1.27cm" svg:x="8.89cm" svg:y="12.7cm">
          <text:p text:style-name="P1">1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1.27cm" svg:height="1.27cm" svg:x="11.43cm" svg:y="12.7cm">
          <text:p text:style-name="P1">2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21" draw:id="id21" draw:layer="layout" svg:width="1.27cm" svg:height="1.27cm" svg:x="13.97cm" svg:y="12.7cm">
          <text:p text:style-name="P1">3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1.27cm" svg:height="1.27cm" svg:x="16.51cm" svg:y="12.7cm">
          <text:p text:style-name="P1">1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24" draw:id="id24" draw:layer="layout" svg:width="1.27cm" svg:height="1.27cm" svg:x="19.05cm" svg:y="12.7cm">
          <text:p text:style-name="P1">2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25" draw:id="id25" draw:layer="layout" svg:width="1.27cm" svg:height="1.27cm" svg:x="21.59cm" svg:y="12.7cm">
          <text:p text:style-name="P1">3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26" draw:id="id26" draw:layer="layout" svg:width="1.27cm" svg:height="1.27cm" svg:x="26.67cm" svg:y="8.89cm">
          <text:p text:style-name="P1">1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xml:id="id30" draw:id="id30" draw:layer="layout" svg:width="1.27cm" svg:height="1.27cm" svg:x="34.29cm" svg:y="8.89cm">
          <text:p text:style-name="P1">2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34" draw:id="id34" draw:layer="layout" svg:width="1.27cm" svg:height="1.27cm" svg:x="41.91cm" svg:y="8.89cm">
          <text:p text:style-name="P1">3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27" draw:id="id27" draw:layer="layout" svg:width="1.27cm" svg:height="1.27cm" svg:x="24.13cm" svg:y="12.7cm">
          <text:p text:style-name="P1">1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28" draw:id="id28" draw:layer="layout" svg:width="1.27cm" svg:height="1.27cm" svg:x="26.67cm" svg:y="12.7cm">
          <text:p text:style-name="P1">2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29" draw:id="id29" draw:layer="layout" svg:width="1.27cm" svg:height="1.27cm" svg:x="29.21cm" svg:y="12.7cm">
          <text:p text:style-name="P1">3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31" draw:id="id31" draw:layer="layout" svg:width="1.27cm" svg:height="1.27cm" svg:x="31.75cm" svg:y="12.7cm">
          <text:p text:style-name="P1">1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32" draw:id="id32" draw:layer="layout" svg:width="1.27cm" svg:height="1.27cm" svg:x="34.29cm" svg:y="12.7cm">
          <text:p text:style-name="P1">2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33" draw:id="id33" draw:layer="layout" svg:width="1.27cm" svg:height="1.27cm" svg:x="36.83cm" svg:y="12.7cm">
          <text:p text:style-name="P1">3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35" draw:id="id35" draw:layer="layout" svg:width="1.27cm" svg:height="1.27cm" svg:x="39.37cm" svg:y="12.7cm">
          <text:p text:style-name="P1">1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36" draw:id="id36" draw:layer="layout" svg:width="1.27cm" svg:height="1.27cm" svg:x="41.91cm" svg:y="12.7cm">
          <text:p text:style-name="P1">2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37" draw:id="id37" draw:layer="layout" svg:width="1.27cm" svg:height="1.27cm" svg:x="44.45cm" svg:y="12.7cm">
          <text:p text:style-name="P1">3</text:p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7" draw:text-style-name="P2" xml:id="id38" draw:id="id38" draw:layer="layout" svg:width="1.27cm" svg:height="1.27cm" svg:x="49.53cm" svg:y="8.89cm">
          <text:p text:style-name="P1">1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42" draw:id="id42" draw:layer="layout" svg:width="1.27cm" svg:height="1.27cm" svg:x="57.15cm" svg:y="8.89cm">
          <text:p text:style-name="P1">2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7cm" svg:height="1.27cm" svg:x="64.77cm" svg:y="8.89cm">
          <text:p text:style-name="P1">3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39" draw:id="id39" draw:layer="layout" svg:width="1.27cm" svg:height="1.27cm" svg:x="46.99cm" svg:y="12.7cm">
          <text:p text:style-name="P1">1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40" draw:id="id40" draw:layer="layout" svg:width="1.27cm" svg:height="1.27cm" svg:x="49.53cm" svg:y="12.7cm">
          <text:p text:style-name="P1">2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41" draw:id="id41" draw:layer="layout" svg:width="1.27cm" svg:height="1.27cm" svg:x="52.07cm" svg:y="12.7cm">
          <text:p text:style-name="P1">3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43" draw:id="id43" draw:layer="layout" svg:width="1.27cm" svg:height="1.27cm" svg:x="54.61cm" svg:y="12.7cm">
          <text:p text:style-name="P1">1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44" draw:id="id44" draw:layer="layout" svg:width="1.27cm" svg:height="1.27cm" svg:x="57.15cm" svg:y="12.7cm">
          <text:p text:style-name="P1">2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45" draw:id="id45" draw:layer="layout" svg:width="1.27cm" svg:height="1.27cm" svg:x="59.69cm" svg:y="12.7cm">
          <text:p text:style-name="P1">3</text:p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7" draw:text-style-name="P2" xml:id="id47" draw:id="id47" draw:layer="layout" svg:width="1.27cm" svg:height="1.27cm" svg:x="62.23cm" svg:y="12.7cm">
          <text:p text:style-name="P1">1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48" draw:id="id48" draw:layer="layout" svg:width="1.27cm" svg:height="1.27cm" svg:x="64.77cm" svg:y="12.7cm">
          <text:p text:style-name="P1">2</text:p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7" draw:text-style-name="P2" xml:id="id49" draw:id="id49" draw:layer="layout" svg:width="1.27cm" svg:height="1.27cm" svg:x="67.31cm" svg:y="12.7cm">
          <text:p text:style-name="P1">3</text:p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7" draw:text-style-name="P2" xml:id="id50" draw:id="id50" draw:layer="layout" svg:width="1.27cm" svg:height="1.27cm" svg:x="11.43cm" svg:y="5.08cm">
          <text:p text:style-name="P1">1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2" xml:id="id51" draw:id="id51" draw:layer="layout" svg:width="1.27cm" svg:height="1.27cm" svg:x="34.29cm" svg:y="5.08cm">
          <text:p text:style-name="P1">2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2" xml:id="id52" draw:id="id52" draw:layer="layout" svg:width="1.27cm" svg:height="1.27cm" svg:x="57.15cm" svg:y="5.08cm">
          <text:p text:style-name="P1">3</text:p>
          <text:p text:style-name="P1">3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4.445cm" svg:y1="10.16cm" svg:x2="1.905cm" svg:y2="12.7cm" draw:start-shape="id14" draw:start-glue-point="2" draw:end-shape="id15" draw:end-glue-point="0" svg:d="M4445 10160v1270h-2540v1270" svg:viewBox="0 0 2541 2541">
          <text:p/>
        </draw:connector>
        <draw:connector draw:style-name="gr9" draw:text-style-name="P7" draw:layer="layout" svg:x1="4.445cm" svg:y1="10.16cm" svg:x2="4.445cm" svg:y2="12.7cm" draw:start-shape="id14" draw:start-glue-point="2" draw:end-shape="id16" draw:end-glue-point="0" svg:d="M4445 10160v2540" svg:viewBox="0 0 1 2541">
          <text:p/>
        </draw:connector>
        <draw:connector draw:style-name="gr9" draw:text-style-name="P7" draw:layer="layout" svg:x1="4.445cm" svg:y1="10.16cm" svg:x2="6.985cm" svg:y2="12.7cm" draw:start-shape="id14" draw:start-glue-point="2" draw:end-shape="id17" draw:end-glue-point="0" svg:d="M4445 10160v1270h2540v1270" svg:viewBox="0 0 2541 2541">
          <text:p/>
        </draw:connector>
        <draw:connector draw:style-name="gr9" draw:text-style-name="P7" draw:layer="layout" svg:x1="12.065cm" svg:y1="10.16cm" svg:x2="9.525cm" svg:y2="12.7cm" draw:start-shape="id18" draw:start-glue-point="2" draw:end-shape="id19" draw:end-glue-point="0" svg:d="M12065 10160v1270h-2540v1270" svg:viewBox="0 0 2541 2541">
          <text:p/>
        </draw:connector>
        <draw:connector draw:style-name="gr9" draw:text-style-name="P7" draw:layer="layout" svg:x1="12.065cm" svg:y1="10.16cm" svg:x2="12.065cm" svg:y2="12.7cm" draw:start-shape="id18" draw:start-glue-point="2" draw:end-shape="id20" draw:end-glue-point="0" svg:d="M12065 10160v2540" svg:viewBox="0 0 1 2541">
          <text:p/>
        </draw:connector>
        <draw:connector draw:style-name="gr9" draw:text-style-name="P7" draw:layer="layout" svg:x1="12.065cm" svg:y1="10.16cm" svg:x2="14.605cm" svg:y2="12.7cm" draw:start-shape="id18" draw:start-glue-point="2" draw:end-shape="id21" draw:end-glue-point="0" svg:d="M12065 10160v1270h2540v1270" svg:viewBox="0 0 2541 2541">
          <text:p/>
        </draw:connector>
        <draw:connector draw:style-name="gr9" draw:text-style-name="P7" draw:layer="layout" svg:x1="19.685cm" svg:y1="10.16cm" svg:x2="17.145cm" svg:y2="12.7cm" draw:start-shape="id22" draw:start-glue-point="2" draw:end-shape="id23" draw:end-glue-point="0" svg:d="M19685 10160v1270h-2540v1270" svg:viewBox="0 0 2541 2541">
          <text:p/>
        </draw:connector>
        <draw:connector draw:style-name="gr9" draw:text-style-name="P7" draw:layer="layout" svg:x1="19.685cm" svg:y1="10.16cm" svg:x2="19.685cm" svg:y2="12.7cm" draw:start-shape="id22" draw:start-glue-point="2" draw:end-shape="id24" draw:end-glue-point="0" svg:d="M19685 10160v2540" svg:viewBox="0 0 1 2541">
          <text:p/>
        </draw:connector>
        <draw:connector draw:style-name="gr9" draw:text-style-name="P7" draw:layer="layout" svg:x1="19.685cm" svg:y1="10.16cm" svg:x2="22.225cm" svg:y2="12.7cm" draw:start-shape="id22" draw:start-glue-point="2" draw:end-shape="id25" draw:end-glue-point="0" svg:d="M19685 10160v1270h2540v1270" svg:viewBox="0 0 2541 2541">
          <text:p/>
        </draw:connector>
        <draw:connector draw:style-name="gr9" draw:text-style-name="P7" draw:layer="layout" svg:x1="27.305cm" svg:y1="10.16cm" svg:x2="24.765cm" svg:y2="12.7cm" draw:start-shape="id26" draw:start-glue-point="2" draw:end-shape="id27" draw:end-glue-point="0" svg:d="M27305 10160v1270h-2540v1270" svg:viewBox="0 0 2541 2541">
          <text:p/>
        </draw:connector>
        <draw:connector draw:style-name="gr9" draw:text-style-name="P7" draw:layer="layout" svg:x1="27.305cm" svg:y1="10.16cm" svg:x2="27.305cm" svg:y2="12.7cm" draw:start-shape="id26" draw:start-glue-point="2" draw:end-shape="id28" draw:end-glue-point="0" svg:d="M27305 10160v2540" svg:viewBox="0 0 1 2541">
          <text:p/>
        </draw:connector>
        <draw:connector draw:style-name="gr9" draw:text-style-name="P7" draw:layer="layout" svg:x1="27.305cm" svg:y1="10.16cm" svg:x2="29.845cm" svg:y2="12.7cm" draw:start-shape="id26" draw:start-glue-point="2" draw:end-shape="id29" draw:end-glue-point="0" svg:d="M27305 10160v1270h2540v1270" svg:viewBox="0 0 2541 2541">
          <text:p/>
        </draw:connector>
        <draw:connector draw:style-name="gr9" draw:text-style-name="P7" draw:layer="layout" svg:x1="34.925cm" svg:y1="10.16cm" svg:x2="32.385cm" svg:y2="12.7cm" draw:start-shape="id30" draw:start-glue-point="2" draw:end-shape="id31" draw:end-glue-point="0" svg:d="M34925 10160v1270h-2540v1270" svg:viewBox="0 0 2541 2541">
          <text:p/>
        </draw:connector>
        <draw:connector draw:style-name="gr9" draw:text-style-name="P7" draw:layer="layout" svg:x1="34.925cm" svg:y1="10.16cm" svg:x2="34.925cm" svg:y2="12.7cm" draw:start-shape="id30" draw:start-glue-point="2" draw:end-shape="id32" draw:end-glue-point="0" svg:d="M34925 10160v2540" svg:viewBox="0 0 1 2541">
          <text:p/>
        </draw:connector>
        <draw:connector draw:style-name="gr9" draw:text-style-name="P7" draw:layer="layout" svg:x1="34.925cm" svg:y1="10.16cm" svg:x2="34.925cm" svg:y2="12.7cm" draw:start-shape="id30" draw:start-glue-point="2" draw:end-shape="id32" draw:end-glue-point="0" svg:d="M34925 10160v2540" svg:viewBox="0 0 1 2541">
          <text:p/>
        </draw:connector>
        <draw:connector draw:style-name="gr9" draw:text-style-name="P7" draw:layer="layout" svg:x1="34.925cm" svg:y1="10.16cm" svg:x2="37.465cm" svg:y2="12.7cm" draw:start-shape="id30" draw:start-glue-point="2" draw:end-shape="id33" draw:end-glue-point="0" svg:d="M34925 10160v1270h2540v1270" svg:viewBox="0 0 2541 2541">
          <text:p/>
        </draw:connector>
        <draw:connector draw:style-name="gr9" draw:text-style-name="P7" draw:layer="layout" svg:x1="42.545cm" svg:y1="10.16cm" svg:x2="40.005cm" svg:y2="12.7cm" draw:start-shape="id34" draw:start-glue-point="2" draw:end-shape="id35" draw:end-glue-point="0" svg:d="M42545 10160v1270h-2540v1270" svg:viewBox="0 0 2541 2541">
          <text:p/>
        </draw:connector>
        <draw:connector draw:style-name="gr9" draw:text-style-name="P7" draw:layer="layout" svg:x1="42.545cm" svg:y1="10.16cm" svg:x2="42.545cm" svg:y2="12.7cm" draw:start-shape="id34" draw:start-glue-point="2" draw:end-shape="id36" draw:end-glue-point="0" svg:d="M42545 10160v2540" svg:viewBox="0 0 1 2541">
          <text:p/>
        </draw:connector>
        <draw:connector draw:style-name="gr9" draw:text-style-name="P7" draw:layer="layout" svg:x1="42.545cm" svg:y1="10.16cm" svg:x2="45.085cm" svg:y2="12.7cm" draw:start-shape="id34" draw:start-glue-point="2" draw:end-shape="id37" draw:end-glue-point="0" svg:d="M42545 10160v1270h2540v1270" svg:viewBox="0 0 2541 2541">
          <text:p/>
        </draw:connector>
        <draw:connector draw:style-name="gr9" draw:text-style-name="P7" draw:layer="layout" svg:x1="50.165cm" svg:y1="10.16cm" svg:x2="47.625cm" svg:y2="12.7cm" draw:start-shape="id38" draw:start-glue-point="2" draw:end-shape="id39" draw:end-glue-point="0" svg:d="M50165 10160v1270h-2540v1270" svg:viewBox="0 0 2541 2541">
          <text:p/>
        </draw:connector>
        <draw:connector draw:style-name="gr9" draw:text-style-name="P7" draw:layer="layout" svg:x1="50.165cm" svg:y1="10.16cm" svg:x2="50.165cm" svg:y2="12.7cm" draw:start-shape="id38" draw:start-glue-point="2" draw:end-shape="id40" draw:end-glue-point="0" svg:d="M50165 10160v2540" svg:viewBox="0 0 1 2541">
          <text:p/>
        </draw:connector>
        <draw:connector draw:style-name="gr9" draw:text-style-name="P7" draw:layer="layout" svg:x1="50.165cm" svg:y1="10.16cm" svg:x2="52.705cm" svg:y2="12.7cm" draw:start-shape="id38" draw:start-glue-point="2" draw:end-shape="id41" draw:end-glue-point="0" svg:d="M50165 10160v1270h2540v1270" svg:viewBox="0 0 2541 2541">
          <text:p/>
        </draw:connector>
        <draw:connector draw:style-name="gr9" draw:text-style-name="P7" draw:layer="layout" svg:x1="57.785cm" svg:y1="10.16cm" svg:x2="55.245cm" svg:y2="12.7cm" draw:start-shape="id42" draw:start-glue-point="2" draw:end-shape="id43" draw:end-glue-point="0" svg:d="M57785 10160v1270h-2540v1270" svg:viewBox="0 0 2541 2541">
          <text:p/>
        </draw:connector>
        <draw:connector draw:style-name="gr9" draw:text-style-name="P7" draw:layer="layout" svg:x1="57.785cm" svg:y1="10.16cm" svg:x2="57.785cm" svg:y2="12.7cm" draw:start-shape="id42" draw:start-glue-point="2" draw:end-shape="id44" draw:end-glue-point="0" svg:d="M57785 10160v2540" svg:viewBox="0 0 1 2541">
          <text:p/>
        </draw:connector>
        <draw:connector draw:style-name="gr9" draw:text-style-name="P7" draw:layer="layout" svg:x1="57.785cm" svg:y1="10.16cm" svg:x2="60.325cm" svg:y2="12.7cm" draw:start-shape="id42" draw:start-glue-point="2" draw:end-shape="id45" draw:end-glue-point="0" svg:d="M57785 10160v1270h2540v1270" svg:viewBox="0 0 2541 2541">
          <text:p/>
        </draw:connector>
        <draw:connector draw:style-name="gr9" draw:text-style-name="P7" draw:layer="layout" svg:x1="65.405cm" svg:y1="10.16cm" svg:x2="62.865cm" svg:y2="12.7cm" draw:start-shape="id46" draw:start-glue-point="2" draw:end-shape="id47" draw:end-glue-point="0" svg:d="M65405 10160v1270h-2540v1270" svg:viewBox="0 0 2541 2541">
          <text:p/>
        </draw:connector>
        <draw:connector draw:style-name="gr9" draw:text-style-name="P7" draw:layer="layout" svg:x1="65.405cm" svg:y1="10.16cm" svg:x2="65.405cm" svg:y2="12.7cm" draw:start-shape="id46" draw:start-glue-point="2" draw:end-shape="id48" draw:end-glue-point="0" svg:d="M65405 10160v2540" svg:viewBox="0 0 1 2541">
          <text:p/>
        </draw:connector>
        <draw:connector draw:style-name="gr9" draw:text-style-name="P7" draw:layer="layout" svg:x1="65.405cm" svg:y1="10.16cm" svg:x2="67.945cm" svg:y2="12.7cm" draw:start-shape="id46" draw:start-glue-point="2" draw:end-shape="id49" draw:end-glue-point="0" svg:d="M65405 10160v1270h2540v1270" svg:viewBox="0 0 2541 2541">
          <text:p/>
        </draw:connector>
        <draw:connector draw:style-name="gr9" draw:text-style-name="P7" draw:layer="layout" svg:x1="12.065cm" svg:y1="6.35cm" svg:x2="4.445cm" svg:y2="8.89cm" draw:start-shape="id50" draw:start-glue-point="2" draw:end-shape="id14" draw:end-glue-point="0" svg:d="M12065 6350v1270h-7620v1270" svg:viewBox="0 0 7621 2541">
          <text:p/>
        </draw:connector>
        <draw:connector draw:style-name="gr9" draw:text-style-name="P7" draw:layer="layout" svg:x1="12.065cm" svg:y1="6.35cm" svg:x2="12.065cm" svg:y2="8.89cm" draw:start-shape="id50" draw:start-glue-point="2" draw:end-shape="id18" draw:end-glue-point="0" svg:d="M12065 6350v2540" svg:viewBox="0 0 1 2541">
          <text:p/>
        </draw:connector>
        <draw:connector draw:style-name="gr9" draw:text-style-name="P7" draw:layer="layout" svg:x1="12.065cm" svg:y1="6.35cm" svg:x2="19.685cm" svg:y2="8.89cm" draw:start-shape="id50" draw:start-glue-point="2" draw:end-shape="id22" draw:end-glue-point="0" svg:d="M12065 6350v1270h7620v1270" svg:viewBox="0 0 7621 2541">
          <text:p/>
        </draw:connector>
        <draw:connector draw:style-name="gr9" draw:text-style-name="P7" draw:layer="layout" svg:x1="34.925cm" svg:y1="6.35cm" svg:x2="27.305cm" svg:y2="8.89cm" draw:start-shape="id51" draw:start-glue-point="2" draw:end-shape="id26" draw:end-glue-point="0" svg:d="M34925 6350v1270h-7620v1270" svg:viewBox="0 0 7621 2541">
          <text:p/>
        </draw:connector>
        <draw:connector draw:style-name="gr9" draw:text-style-name="P7" draw:layer="layout" svg:x1="34.925cm" svg:y1="6.35cm" svg:x2="34.925cm" svg:y2="8.89cm" draw:start-shape="id51" draw:start-glue-point="2" draw:end-shape="id30" draw:end-glue-point="0" svg:d="M34925 6350v2540" svg:viewBox="0 0 1 2541">
          <text:p/>
        </draw:connector>
        <draw:connector draw:style-name="gr9" draw:text-style-name="P7" draw:layer="layout" svg:x1="34.925cm" svg:y1="6.35cm" svg:x2="42.545cm" svg:y2="8.89cm" draw:start-shape="id51" draw:start-glue-point="2" draw:end-shape="id34" draw:end-glue-point="0" svg:d="M34925 6350v1270h7620v1270" svg:viewBox="0 0 7621 2541">
          <text:p/>
        </draw:connector>
        <draw:connector draw:style-name="gr9" draw:text-style-name="P7" draw:layer="layout" svg:x1="57.785cm" svg:y1="6.35cm" svg:x2="50.165cm" svg:y2="8.89cm" draw:start-shape="id52" draw:start-glue-point="2" draw:end-shape="id38" draw:end-glue-point="0" svg:d="M57785 6350v1270h-7620v1270" svg:viewBox="0 0 7621 2541">
          <text:p/>
        </draw:connector>
        <draw:connector draw:style-name="gr9" draw:text-style-name="P7" draw:layer="layout" svg:x1="57.785cm" svg:y1="6.35cm" svg:x2="57.785cm" svg:y2="8.89cm" draw:start-shape="id52" draw:start-glue-point="2" draw:end-shape="id42" draw:end-glue-point="0" svg:d="M57785 6350v2540" svg:viewBox="0 0 1 2541">
          <text:p/>
        </draw:connector>
        <draw:connector draw:style-name="gr9" draw:text-style-name="P7" draw:layer="layout" svg:x1="57.785cm" svg:y1="6.35cm" svg:x2="65.405cm" svg:y2="8.89cm" draw:start-shape="id52" draw:start-glue-point="2" draw:end-shape="id46" draw:end-glue-point="0" svg:d="M57785 6350v1270h7620v1270" svg:viewBox="0 0 7621 2541">
          <text:p/>
        </draw:connector>
        <draw:connector draw:style-name="gr9" draw:text-style-name="P7" draw:layer="layout" svg:x1="34.925cm" svg:y1="2.54cm" svg:x2="12.065cm" svg:y2="5.08cm" draw:start-shape="id53" draw:start-glue-point="2" draw:end-shape="id50" draw:end-glue-point="0" svg:d="M34925 2540v1270h-22860v1270" svg:viewBox="0 0 22861 2541">
          <text:p/>
        </draw:connector>
        <draw:connector draw:style-name="gr9" draw:text-style-name="P7" draw:layer="layout" svg:x1="34.925cm" svg:y1="2.54cm" svg:x2="34.925cm" svg:y2="5.08cm" draw:start-shape="id53" draw:start-glue-point="2" draw:end-shape="id51" draw:end-glue-point="0" svg:d="M34925 2540v2540" svg:viewBox="0 0 1 2541">
          <text:p/>
        </draw:connector>
        <draw:connector draw:style-name="gr9" draw:text-style-name="P7" draw:layer="layout" svg:x1="34.925cm" svg:y1="2.54cm" svg:x2="57.785cm" svg:y2="5.08cm" draw:start-shape="id53" draw:start-glue-point="2" draw:end-shape="id52" draw:end-glue-point="0" svg:d="M34925 2540v1270h22860v1270" svg:viewBox="0 0 22861 2541">
          <text:p/>
        </draw:connector>
      </draw:page>
      <draw:page draw:name="page3" draw:style-name="dp1" draw:master-page-name="Default">
        <draw:custom-shape draw:style-name="gr10" draw:text-style-name="P9" draw:layer="layout" svg:width="48.26cm" svg:height="2.032cm" svg:x="1.27cm" svg:y="22.479cm">
          <text:p text:style-name="P3">6 x 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8.26cm" svg:height="2.032cm" svg:x="1.27cm" svg:y="25.019cm">
          <text:p text:style-name="P3">3 x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8.26cm" svg:height="2.032cm" svg:x="1.27cm" svg:y="27.559cm">
          <text:p text:style-name="P3">1 x 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8.26cm" svg:height="2.032cm" svg:x="1.27cm" svg:y="19.939cm">
          <text:p text:style-name="P3">7 x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8.26cm" svg:height="2.032cm" svg:x="1.27cm" svg:y="17.399cm">
          <text:p text:style-name="P3">6 x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8.26cm" svg:height="2.032cm" svg:x="1.27cm" svg:y="14.859cm">
          <text:p text:style-name="P3">3 x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8.26cm" svg:height="2.032cm" svg:x="1.27cm" svg:y="12.319cm">
          <text:p text:style-name="P3">1 x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4" draw:id="id54" draw:layer="layout" svg:width="1.27cm" svg:height="1.27cm" svg:x="5.08cm" svg:y="8.89cm">
          <text:p text:style-name="P1">1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8" xml:id="id93" draw:id="id93" draw:layer="layout" svg:width="3.81cm" svg:height="1.27cm" svg:x="24.13cm" svg:y="1.27cm">
          <text:p text:style-name="P1">p1 initial: 0</text:p>
          <draw:enhanced-geometry svg:viewBox="0 0 21600 21600" draw:type="rectangle" draw:enhanced-path="M 0 0 L 21600 0 21600 21600 0 21600 0 0 Z N"/>
        </draw:custom-shape>
        <draw:custom-shape draw:style-name="gr7" draw:text-style-name="P2" xml:id="id58" draw:id="id58" draw:layer="layout" svg:width="1.27cm" svg:height="1.27cm" svg:x="10.16cm" svg:y="8.89cm">
          <text:p text:style-name="P1">2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xml:id="id62" draw:id="id62" draw:layer="layout" svg:width="1.27cm" svg:height="1.27cm" svg:x="15.24cm" svg:y="8.89cm">
          <text:p text:style-name="P1">3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55" draw:id="id55" draw:layer="layout" svg:width="1.27cm" svg:height="1.27cm" svg:x="3.81cm" svg:y="12.7cm">
          <text:p text:style-name="P1">1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6" draw:id="id56" draw:layer="layout" svg:width="1.27cm" svg:height="1.27cm" svg:x="5.08cm" svg:y="15.24cm">
          <text:p text:style-name="P1">2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57" draw:id="id57" draw:layer="layout" svg:width="1.27cm" svg:height="1.27cm" svg:x="6.35cm" svg:y="17.78cm">
          <text:p text:style-name="P1">3</text:p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9" draw:id="id59" draw:layer="layout" svg:width="1.27cm" svg:height="1.27cm" svg:x="8.89cm" svg:y="15.24cm">
          <text:p text:style-name="P1">1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60" draw:id="id60" draw:layer="layout" svg:width="1.27cm" svg:height="1.27cm" svg:x="10.16cm" svg:y="17.78cm">
          <text:p text:style-name="P1">2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61" draw:id="id61" draw:layer="layout" svg:width="1.27cm" svg:height="1.27cm" svg:x="11.43cm" svg:y="20.32cm">
          <text:p text:style-name="P1">3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3" draw:id="id63" draw:layer="layout" svg:width="1.27cm" svg:height="1.27cm" svg:x="13.97cm" svg:y="17.78cm">
          <text:p text:style-name="P1">1</text:p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4" draw:id="id64" draw:layer="layout" svg:width="1.27cm" svg:height="1.27cm" svg:x="15.24cm" svg:y="20.32cm">
          <text:p text:style-name="P1">2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5" draw:id="id65" draw:layer="layout" svg:width="1.27cm" svg:height="1.27cm" svg:x="16.51cm" svg:y="22.86cm">
          <text:p text:style-name="P1">3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66" draw:id="id66" draw:layer="layout" svg:width="1.27cm" svg:height="1.27cm" svg:x="20.32cm" svg:y="8.89cm">
          <text:p text:style-name="P1">1</text:p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xml:id="id70" draw:id="id70" draw:layer="layout" svg:width="1.27cm" svg:height="1.27cm" svg:x="25.4cm" svg:y="8.89cm">
          <text:p text:style-name="P1">2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74" draw:id="id74" draw:layer="layout" svg:width="1.27cm" svg:height="1.27cm" svg:x="30.48cm" svg:y="8.89cm">
          <text:p text:style-name="P1">3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67" draw:id="id67" draw:layer="layout" svg:width="1.27cm" svg:height="1.27cm" svg:x="19.05cm" svg:y="15.24cm">
          <text:p text:style-name="P1">1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68" draw:id="id68" draw:layer="layout" svg:width="1.27cm" svg:height="1.27cm" svg:x="20.32cm" svg:y="17.78cm">
          <text:p text:style-name="P1">2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69" draw:id="id69" draw:layer="layout" svg:width="1.27cm" svg:height="1.27cm" svg:x="21.59cm" svg:y="20.32cm">
          <text:p text:style-name="P1">3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71" draw:id="id71" draw:layer="layout" svg:width="1.27cm" svg:height="1.27cm" svg:x="24.13cm" svg:y="17.78cm">
          <text:p text:style-name="P1">1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72" draw:id="id72" draw:layer="layout" svg:width="1.27cm" svg:height="1.27cm" svg:x="25.4cm" svg:y="20.32cm">
          <text:p text:style-name="P1">2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73" draw:id="id73" draw:layer="layout" svg:width="1.27cm" svg:height="1.27cm" svg:x="26.67cm" svg:y="22.86cm">
          <text:p text:style-name="P1">3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75" draw:id="id75" draw:layer="layout" svg:width="1.27cm" svg:height="1.27cm" svg:x="29.21cm" svg:y="20.32cm">
          <text:p text:style-name="P1">1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76" draw:id="id76" draw:layer="layout" svg:width="1.27cm" svg:height="1.27cm" svg:x="30.48cm" svg:y="22.86cm">
          <text:p text:style-name="P1">2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77" draw:id="id77" draw:layer="layout" svg:width="1.27cm" svg:height="1.27cm" svg:x="31.75cm" svg:y="25.4cm">
          <text:p text:style-name="P1">3</text:p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7" draw:text-style-name="P2" xml:id="id78" draw:id="id78" draw:layer="layout" svg:width="1.27cm" svg:height="1.27cm" svg:x="35.56cm" svg:y="8.89cm">
          <text:p text:style-name="P1">1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xml:id="id82" draw:id="id82" draw:layer="layout" svg:width="1.27cm" svg:height="1.27cm" svg:x="40.64cm" svg:y="8.89cm">
          <text:p text:style-name="P1">2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86" draw:id="id86" draw:layer="layout" svg:width="1.27cm" svg:height="1.27cm" svg:x="45.72cm" svg:y="8.89cm">
          <text:p text:style-name="P1">3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79" draw:id="id79" draw:layer="layout" svg:width="1.27cm" svg:height="1.27cm" svg:x="34.29cm" svg:y="17.78cm">
          <text:p text:style-name="P1">1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xml:id="id80" draw:id="id80" draw:layer="layout" svg:width="1.27cm" svg:height="1.27cm" svg:x="35.56cm" svg:y="20.32cm">
          <text:p text:style-name="P1">2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81" draw:id="id81" draw:layer="layout" svg:width="1.27cm" svg:height="1.27cm" svg:x="36.83cm" svg:y="22.86cm">
          <text:p text:style-name="P1">3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83" draw:id="id83" draw:layer="layout" svg:width="1.27cm" svg:height="1.27cm" svg:x="39.37cm" svg:y="20.32cm">
          <text:p text:style-name="P1">1</text:p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xml:id="id84" draw:id="id84" draw:layer="layout" svg:width="1.27cm" svg:height="1.27cm" svg:x="40.64cm" svg:y="22.86cm">
          <text:p text:style-name="P1">2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85" draw:id="id85" draw:layer="layout" svg:width="1.27cm" svg:height="1.27cm" svg:x="41.91cm" svg:y="25.4cm">
          <text:p text:style-name="P1">3</text:p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7" draw:text-style-name="P2" xml:id="id87" draw:id="id87" draw:layer="layout" svg:width="1.27cm" svg:height="1.27cm" svg:x="44.45cm" svg:y="22.86cm">
          <text:p text:style-name="P1">1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xml:id="id88" draw:id="id88" draw:layer="layout" svg:width="1.27cm" svg:height="1.27cm" svg:x="45.72cm" svg:y="25.4cm">
          <text:p text:style-name="P1">2</text:p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7" draw:text-style-name="P2" xml:id="id89" draw:id="id89" draw:layer="layout" svg:width="1.27cm" svg:height="1.27cm" svg:x="46.99cm" svg:y="27.94cm">
          <text:p text:style-name="P1">3</text:p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7" draw:text-style-name="P2" xml:id="id90" draw:id="id90" draw:layer="layout" svg:width="1.27cm" svg:height="1.27cm" svg:x="10.16cm" svg:y="5.08cm">
          <text:p text:style-name="P1">1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2" xml:id="id91" draw:id="id91" draw:layer="layout" svg:width="1.27cm" svg:height="1.27cm" svg:x="25.4cm" svg:y="5.08cm">
          <text:p text:style-name="P1">2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2" xml:id="id92" draw:id="id92" draw:layer="layout" svg:width="1.27cm" svg:height="1.27cm" svg:x="40.64cm" svg:y="5.08cm">
          <text:p text:style-name="P1">3</text:p>
          <text:p text:style-name="P1">3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5.715cm" svg:y1="10.16cm" svg:x2="4.445cm" svg:y2="12.7cm" draw:start-shape="id54" draw:start-glue-point="2" draw:end-shape="id55" draw:end-glue-point="0" svg:d="M5715 10160v1270h-1270v1270" svg:viewBox="0 0 1271 2541">
          <text:p/>
        </draw:connector>
        <draw:connector draw:style-name="gr9" draw:text-style-name="P7" draw:layer="layout" svg:x1="5.715cm" svg:y1="10.16cm" svg:x2="5.715cm" svg:y2="15.24cm" draw:start-shape="id54" draw:start-glue-point="2" draw:end-shape="id56" draw:end-glue-point="0" svg:d="M5715 10160v5080" svg:viewBox="0 0 1 5081">
          <text:p/>
        </draw:connector>
        <draw:connector draw:style-name="gr9" draw:text-style-name="P7" draw:layer="layout" svg:x1="5.715cm" svg:y1="10.16cm" svg:x2="6.985cm" svg:y2="17.78cm" draw:start-shape="id54" draw:start-glue-point="2" draw:end-shape="id57" draw:end-glue-point="0" svg:d="M5715 10160v3810h1270v3810" svg:viewBox="0 0 1271 7621">
          <text:p/>
        </draw:connector>
        <draw:connector draw:style-name="gr9" draw:text-style-name="P7" draw:layer="layout" svg:x1="10.795cm" svg:y1="10.16cm" svg:x2="9.525cm" svg:y2="15.24cm" draw:start-shape="id58" draw:start-glue-point="2" draw:end-shape="id59" draw:end-glue-point="0" svg:d="M10795 10160v2540h-1270v2540" svg:viewBox="0 0 1271 5081">
          <text:p/>
        </draw:connector>
        <draw:connector draw:style-name="gr9" draw:text-style-name="P7" draw:layer="layout" svg:x1="10.795cm" svg:y1="10.16cm" svg:x2="10.795cm" svg:y2="17.78cm" draw:start-shape="id58" draw:start-glue-point="2" draw:end-shape="id60" draw:end-glue-point="0" svg:d="M10795 10160v7620" svg:viewBox="0 0 1 7621">
          <text:p/>
        </draw:connector>
        <draw:connector draw:style-name="gr9" draw:text-style-name="P7" draw:layer="layout" svg:x1="10.795cm" svg:y1="10.16cm" svg:x2="12.065cm" svg:y2="20.32cm" draw:start-shape="id58" draw:start-glue-point="2" draw:end-shape="id61" draw:end-glue-point="0" svg:d="M10795 10160v5080h1270v5080" svg:viewBox="0 0 1271 10161">
          <text:p/>
        </draw:connector>
        <draw:connector draw:style-name="gr9" draw:text-style-name="P7" draw:layer="layout" svg:x1="15.875cm" svg:y1="10.16cm" svg:x2="14.605cm" svg:y2="17.78cm" draw:start-shape="id62" draw:start-glue-point="2" draw:end-shape="id63" draw:end-glue-point="0" svg:d="M15875 10160v3810h-1270v3810" svg:viewBox="0 0 1271 7621">
          <text:p/>
        </draw:connector>
        <draw:connector draw:style-name="gr9" draw:text-style-name="P7" draw:layer="layout" svg:x1="15.875cm" svg:y1="10.16cm" svg:x2="15.875cm" svg:y2="20.32cm" draw:start-shape="id62" draw:start-glue-point="2" draw:end-shape="id64" draw:end-glue-point="0" svg:d="M15875 10160v10160" svg:viewBox="0 0 1 10161">
          <text:p/>
        </draw:connector>
        <draw:connector draw:style-name="gr9" draw:text-style-name="P7" draw:layer="layout" svg:x1="15.875cm" svg:y1="10.16cm" svg:x2="17.145cm" svg:y2="22.86cm" draw:start-shape="id62" draw:start-glue-point="2" draw:end-shape="id65" draw:end-glue-point="0" svg:d="M15875 10160v6350h1270v6350" svg:viewBox="0 0 1271 12701">
          <text:p/>
        </draw:connector>
        <draw:connector draw:style-name="gr9" draw:text-style-name="P7" draw:layer="layout" svg:x1="20.955cm" svg:y1="10.16cm" svg:x2="19.685cm" svg:y2="15.24cm" draw:start-shape="id66" draw:start-glue-point="2" draw:end-shape="id67" draw:end-glue-point="0" svg:d="M20955 10160v2540h-1270v2540" svg:viewBox="0 0 1271 5081">
          <text:p/>
        </draw:connector>
        <draw:connector draw:style-name="gr9" draw:text-style-name="P7" draw:layer="layout" svg:x1="20.955cm" svg:y1="10.16cm" svg:x2="20.955cm" svg:y2="17.78cm" draw:start-shape="id66" draw:start-glue-point="2" draw:end-shape="id68" draw:end-glue-point="0" svg:d="M20955 10160v7620" svg:viewBox="0 0 1 7621">
          <text:p/>
        </draw:connector>
        <draw:connector draw:style-name="gr9" draw:text-style-name="P7" draw:layer="layout" svg:x1="20.955cm" svg:y1="10.16cm" svg:x2="22.225cm" svg:y2="20.32cm" draw:start-shape="id66" draw:start-glue-point="2" draw:end-shape="id69" draw:end-glue-point="0" svg:d="M20955 10160v5080h1270v5080" svg:viewBox="0 0 1271 10161">
          <text:p/>
        </draw:connector>
        <draw:connector draw:style-name="gr9" draw:text-style-name="P7" draw:layer="layout" svg:x1="26.035cm" svg:y1="10.16cm" svg:x2="24.765cm" svg:y2="17.78cm" draw:start-shape="id70" draw:start-glue-point="2" draw:end-shape="id71" draw:end-glue-point="0" svg:d="M26035 10160v3810h-1270v3810" svg:viewBox="0 0 1271 7621">
          <text:p/>
        </draw:connector>
        <draw:connector draw:style-name="gr9" draw:text-style-name="P7" draw:layer="layout" svg:x1="26.035cm" svg:y1="10.16cm" svg:x2="26.035cm" svg:y2="20.32cm" draw:start-shape="id70" draw:start-glue-point="2" draw:end-shape="id72" draw:end-glue-point="0" svg:d="M26035 10160v10160" svg:viewBox="0 0 1 10161">
          <text:p/>
        </draw:connector>
        <draw:connector draw:style-name="gr9" draw:text-style-name="P7" draw:layer="layout" svg:x1="26.035cm" svg:y1="10.16cm" svg:x2="26.035cm" svg:y2="20.32cm" draw:start-shape="id70" draw:start-glue-point="2" draw:end-shape="id72" draw:end-glue-point="0" svg:d="M26035 10160v10160" svg:viewBox="0 0 1 10161">
          <text:p/>
        </draw:connector>
        <draw:connector draw:style-name="gr9" draw:text-style-name="P7" draw:layer="layout" svg:x1="26.035cm" svg:y1="10.16cm" svg:x2="27.305cm" svg:y2="22.86cm" draw:start-shape="id70" draw:start-glue-point="2" draw:end-shape="id73" draw:end-glue-point="0" svg:d="M26035 10160v6350h1270v6350" svg:viewBox="0 0 1271 12701">
          <text:p/>
        </draw:connector>
        <draw:connector draw:style-name="gr9" draw:text-style-name="P7" draw:layer="layout" svg:x1="31.115cm" svg:y1="10.16cm" svg:x2="29.845cm" svg:y2="20.32cm" draw:start-shape="id74" draw:start-glue-point="2" draw:end-shape="id75" draw:end-glue-point="0" svg:d="M31115 10160v5080h-1270v5080" svg:viewBox="0 0 1271 10161">
          <text:p/>
        </draw:connector>
        <draw:connector draw:style-name="gr9" draw:text-style-name="P7" draw:layer="layout" svg:x1="31.115cm" svg:y1="10.16cm" svg:x2="31.115cm" svg:y2="22.86cm" draw:start-shape="id74" draw:start-glue-point="2" draw:end-shape="id76" draw:end-glue-point="0" svg:d="M31115 10160v12700" svg:viewBox="0 0 1 12701">
          <text:p/>
        </draw:connector>
        <draw:connector draw:style-name="gr9" draw:text-style-name="P7" draw:layer="layout" svg:x1="31.115cm" svg:y1="10.16cm" svg:x2="32.385cm" svg:y2="25.4cm" draw:start-shape="id74" draw:start-glue-point="2" draw:end-shape="id77" draw:end-glue-point="0" svg:d="M31115 10160v7620h1270v7620" svg:viewBox="0 0 1271 15241">
          <text:p/>
        </draw:connector>
        <draw:connector draw:style-name="gr9" draw:text-style-name="P7" draw:layer="layout" svg:x1="36.195cm" svg:y1="10.16cm" svg:x2="34.925cm" svg:y2="17.78cm" draw:start-shape="id78" draw:start-glue-point="2" draw:end-shape="id79" draw:end-glue-point="0" svg:d="M36195 10160v3810h-1270v3810" svg:viewBox="0 0 1271 7621">
          <text:p/>
        </draw:connector>
        <draw:connector draw:style-name="gr9" draw:text-style-name="P7" draw:layer="layout" svg:x1="36.195cm" svg:y1="10.16cm" svg:x2="36.195cm" svg:y2="20.32cm" draw:start-shape="id78" draw:start-glue-point="2" draw:end-shape="id80" draw:end-glue-point="0" svg:d="M36195 10160v10160" svg:viewBox="0 0 1 10161">
          <text:p/>
        </draw:connector>
        <draw:connector draw:style-name="gr9" draw:text-style-name="P7" draw:layer="layout" svg:x1="36.195cm" svg:y1="10.16cm" svg:x2="37.465cm" svg:y2="22.86cm" draw:start-shape="id78" draw:start-glue-point="2" draw:end-shape="id81" draw:end-glue-point="0" svg:d="M36195 10160v6350h1270v6350" svg:viewBox="0 0 1271 12701">
          <text:p/>
        </draw:connector>
        <draw:connector draw:style-name="gr9" draw:text-style-name="P7" draw:layer="layout" svg:x1="41.275cm" svg:y1="10.16cm" svg:x2="40.005cm" svg:y2="20.32cm" draw:start-shape="id82" draw:start-glue-point="2" draw:end-shape="id83" draw:end-glue-point="0" svg:d="M41275 10160v5080h-1270v5080" svg:viewBox="0 0 1271 10161">
          <text:p/>
        </draw:connector>
        <draw:connector draw:style-name="gr9" draw:text-style-name="P7" draw:layer="layout" svg:x1="41.275cm" svg:y1="10.16cm" svg:x2="41.275cm" svg:y2="22.86cm" draw:start-shape="id82" draw:start-glue-point="2" draw:end-shape="id84" draw:end-glue-point="0" svg:d="M41275 10160v12700" svg:viewBox="0 0 1 12701">
          <text:p/>
        </draw:connector>
        <draw:connector draw:style-name="gr9" draw:text-style-name="P7" draw:layer="layout" svg:x1="41.275cm" svg:y1="10.16cm" svg:x2="42.545cm" svg:y2="25.4cm" draw:start-shape="id82" draw:start-glue-point="2" draw:end-shape="id85" draw:end-glue-point="0" svg:d="M41275 10160v7620h1270v7620" svg:viewBox="0 0 1271 15241">
          <text:p/>
        </draw:connector>
        <draw:connector draw:style-name="gr9" draw:text-style-name="P7" draw:layer="layout" svg:x1="46.355cm" svg:y1="10.16cm" svg:x2="45.085cm" svg:y2="22.86cm" draw:start-shape="id86" draw:start-glue-point="2" draw:end-shape="id87" draw:end-glue-point="0" svg:d="M46355 10160v6350h-1270v6350" svg:viewBox="0 0 1271 12701">
          <text:p/>
        </draw:connector>
        <draw:connector draw:style-name="gr9" draw:text-style-name="P7" draw:layer="layout" svg:x1="46.355cm" svg:y1="10.16cm" svg:x2="46.355cm" svg:y2="25.4cm" draw:start-shape="id86" draw:start-glue-point="2" draw:end-shape="id88" draw:end-glue-point="0" svg:d="M46355 10160v15240" svg:viewBox="0 0 1 15241">
          <text:p/>
        </draw:connector>
        <draw:connector draw:style-name="gr9" draw:text-style-name="P7" draw:layer="layout" svg:x1="46.355cm" svg:y1="10.16cm" svg:x2="47.625cm" svg:y2="27.94cm" draw:start-shape="id86" draw:start-glue-point="2" draw:end-shape="id89" draw:end-glue-point="0" svg:d="M46355 10160v8890h1270v8890" svg:viewBox="0 0 1271 17781">
          <text:p/>
        </draw:connector>
        <draw:connector draw:style-name="gr9" draw:text-style-name="P7" draw:layer="layout" svg:x1="10.795cm" svg:y1="6.35cm" svg:x2="5.715cm" svg:y2="8.89cm" draw:start-shape="id90" draw:start-glue-point="2" draw:end-shape="id54" draw:end-glue-point="0" svg:d="M10795 6350v1270h-5080v1270" svg:viewBox="0 0 5081 2541">
          <text:p/>
        </draw:connector>
        <draw:connector draw:style-name="gr9" draw:text-style-name="P7" draw:layer="layout" svg:x1="10.795cm" svg:y1="6.35cm" svg:x2="10.795cm" svg:y2="8.89cm" draw:start-shape="id90" draw:start-glue-point="2" draw:end-shape="id58" draw:end-glue-point="0" svg:d="M10795 6350v2540" svg:viewBox="0 0 1 2541">
          <text:p/>
        </draw:connector>
        <draw:connector draw:style-name="gr9" draw:text-style-name="P7" draw:layer="layout" svg:x1="10.795cm" svg:y1="6.35cm" svg:x2="15.875cm" svg:y2="8.89cm" draw:start-shape="id90" draw:start-glue-point="2" draw:end-shape="id62" draw:end-glue-point="0" svg:d="M10795 6350v1270h5080v1270" svg:viewBox="0 0 5081 2541">
          <text:p/>
        </draw:connector>
        <draw:connector draw:style-name="gr9" draw:text-style-name="P7" draw:layer="layout" svg:x1="26.035cm" svg:y1="6.35cm" svg:x2="20.955cm" svg:y2="8.89cm" draw:start-shape="id91" draw:start-glue-point="2" draw:end-shape="id66" draw:end-glue-point="0" svg:d="M26035 6350v1270h-5080v1270" svg:viewBox="0 0 5081 2541">
          <text:p/>
        </draw:connector>
        <draw:connector draw:style-name="gr9" draw:text-style-name="P7" draw:layer="layout" svg:x1="26.035cm" svg:y1="6.35cm" svg:x2="26.035cm" svg:y2="8.89cm" draw:start-shape="id91" draw:start-glue-point="2" draw:end-shape="id70" draw:end-glue-point="0" svg:d="M26035 6350v2540" svg:viewBox="0 0 1 2541">
          <text:p/>
        </draw:connector>
        <draw:connector draw:style-name="gr9" draw:text-style-name="P7" draw:layer="layout" svg:x1="26.035cm" svg:y1="6.35cm" svg:x2="31.115cm" svg:y2="8.89cm" draw:start-shape="id91" draw:start-glue-point="2" draw:end-shape="id74" draw:end-glue-point="0" svg:d="M26035 6350v1270h5080v1270" svg:viewBox="0 0 5081 2541">
          <text:p/>
        </draw:connector>
        <draw:connector draw:style-name="gr9" draw:text-style-name="P7" draw:layer="layout" svg:x1="41.275cm" svg:y1="6.35cm" svg:x2="36.195cm" svg:y2="8.89cm" draw:start-shape="id92" draw:start-glue-point="2" draw:end-shape="id78" draw:end-glue-point="0" svg:d="M41275 6350v1270h-5080v1270" svg:viewBox="0 0 5081 2541">
          <text:p/>
        </draw:connector>
        <draw:connector draw:style-name="gr9" draw:text-style-name="P7" draw:layer="layout" svg:x1="41.275cm" svg:y1="6.35cm" svg:x2="41.275cm" svg:y2="8.89cm" draw:start-shape="id92" draw:start-glue-point="2" draw:end-shape="id82" draw:end-glue-point="0" svg:d="M41275 6350v2540" svg:viewBox="0 0 1 2541">
          <text:p/>
        </draw:connector>
        <draw:connector draw:style-name="gr9" draw:text-style-name="P7" draw:layer="layout" svg:x1="41.275cm" svg:y1="6.35cm" svg:x2="46.355cm" svg:y2="8.89cm" draw:start-shape="id92" draw:start-glue-point="2" draw:end-shape="id86" draw:end-glue-point="0" svg:d="M41275 6350v1270h5080v1270" svg:viewBox="0 0 5081 2541">
          <text:p/>
        </draw:connector>
        <draw:connector draw:style-name="gr9" draw:text-style-name="P7" draw:layer="layout" svg:x1="26.035cm" svg:y1="2.54cm" svg:x2="10.795cm" svg:y2="5.08cm" draw:start-shape="id93" draw:start-glue-point="2" draw:end-shape="id90" draw:end-glue-point="0" svg:d="M26035 2540v1270h-15240v1270" svg:viewBox="0 0 15241 2541">
          <text:p/>
        </draw:connector>
        <draw:connector draw:style-name="gr9" draw:text-style-name="P7" draw:layer="layout" svg:x1="26.035cm" svg:y1="2.54cm" svg:x2="26.035cm" svg:y2="5.08cm" draw:start-shape="id93" draw:start-glue-point="2" draw:end-shape="id91" draw:end-glue-point="0" svg:d="M26035 2540v2540" svg:viewBox="0 0 1 2541">
          <text:p/>
        </draw:connector>
        <draw:connector draw:style-name="gr9" draw:text-style-name="P7" draw:layer="layout" svg:x1="26.035cm" svg:y1="2.54cm" svg:x2="41.275cm" svg:y2="5.08cm" draw:start-shape="id93" draw:start-glue-point="2" draw:end-shape="id92" draw:end-glue-point="0" svg:d="M26035 2540v1270h15240v1270" svg:viewBox="0 0 15241 2541">
          <text:p/>
        </draw:connector>
        <draw:custom-shape draw:style-name="gr7" draw:text-style-name="P4" draw:layer="layout" svg:width="1.27cm" svg:height="1.27cm" svg:x="1.27cm" svg:y="1.27cm">
          <text:p text:style-name="P3">roll</text:p>
          <text:p text:style-name="P3">sum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8" draw:text-style-name="P8" xml:id="id94" draw:id="id94" draw:layer="layout" svg:width="3.81cm" svg:height="1.27cm" svg:x="17.78cm" svg:y="1.27cm">
          <text:p text:style-name="P1">p1 initial: 0</text:p>
          <draw:enhanced-geometry svg:viewBox="0 0 21600 21600" draw:type="rectangle" draw:enhanced-path="M 0 0 L 21600 0 21600 21600 0 21600 0 0 Z N"/>
        </draw:custom-shape>
        <draw:custom-shape draw:style-name="gr11" draw:text-style-name="P11" xml:id="id95" draw:id="id95" draw:layer="layout" svg:width="1.27cm" svg:height="1.27cm" svg:x="10.16cm" svg:y="5.08cm">
          <text:p text:style-name="P1">3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96" draw:id="id96" draw:layer="layout" svg:width="1.27cm" svg:height="1.27cm" svg:x="12.7cm" svg:y="5.08cm">
          <text:p text:style-name="P1">4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97" draw:id="id97" draw:layer="layout" svg:width="1.27cm" svg:height="1.27cm" svg:x="15.24cm" svg:y="5.08cm">
          <text:p text:style-name="P1">5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9.685cm" svg:y1="2.54cm" svg:x2="10.795cm" svg:y2="5.08cm" draw:start-shape="id94" draw:start-glue-point="2" draw:end-shape="id95" draw:end-glue-point="0" svg:d="M19685 2540v1270h-8890v1270" svg:viewBox="0 0 8891 2541">
          <text:p/>
        </draw:connector>
        <draw:connector draw:style-name="gr9" draw:text-style-name="P7" draw:layer="layout" svg:x1="19.685cm" svg:y1="2.54cm" svg:x2="13.335cm" svg:y2="5.08cm" draw:start-shape="id94" draw:start-glue-point="2" draw:end-shape="id96" draw:end-glue-point="0" svg:d="M19685 2540v1270h-6350v1270" svg:viewBox="0 0 6351 2541">
          <text:p/>
        </draw:connector>
        <draw:connector draw:style-name="gr9" draw:text-style-name="P7" draw:layer="layout" svg:x1="19.685cm" svg:y1="2.54cm" svg:x2="15.875cm" svg:y2="5.08cm" draw:start-shape="id94" draw:start-glue-point="2" draw:end-shape="id97" draw:end-glue-point="0" svg:d="M19685 2540v1270h-3810v1270" svg:viewBox="0 0 3811 2541">
          <text:p/>
        </draw:connector>
        <draw:custom-shape draw:style-name="gr11" draw:text-style-name="P11" xml:id="id98" draw:id="id98" draw:layer="layout" svg:width="1.27cm" svg:height="1.27cm" svg:x="17.78cm" svg:y="5.08cm">
          <text:p text:style-name="P1">6</text:p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99" draw:id="id99" draw:layer="layout" svg:width="1.27cm" svg:height="1.27cm" svg:x="20.32cm" svg:y="5.08cm">
          <text:p text:style-name="P1">7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00" draw:id="id100" draw:layer="layout" svg:width="1.27cm" svg:height="1.27cm" svg:x="22.86cm" svg:y="5.08cm">
          <text:p text:style-name="P1">8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9.685cm" svg:y1="2.54cm" svg:x2="18.415cm" svg:y2="5.08cm" draw:start-shape="id94" draw:start-glue-point="2" draw:end-shape="id98" draw:end-glue-point="0" svg:d="M19685 2540v1270h-1270v1270" svg:viewBox="0 0 1271 2541">
          <text:p/>
        </draw:connector>
        <draw:connector draw:style-name="gr9" draw:text-style-name="P7" draw:layer="layout" svg:x1="19.685cm" svg:y1="2.54cm" svg:x2="20.955cm" svg:y2="5.08cm" draw:start-shape="id94" draw:start-glue-point="2" draw:end-shape="id99" draw:end-glue-point="0" svg:d="M19685 2540v1270h1270v1270" svg:viewBox="0 0 1271 2541">
          <text:p/>
        </draw:connector>
        <draw:connector draw:style-name="gr9" draw:text-style-name="P7" draw:layer="layout" svg:x1="19.685cm" svg:y1="2.54cm" svg:x2="23.495cm" svg:y2="5.08cm" draw:start-shape="id94" draw:start-glue-point="2" draw:end-shape="id100" draw:end-glue-point="0" svg:d="M19685 2540v1270h3810v1270" svg:viewBox="0 0 3811 2541">
          <text:p/>
        </draw:connector>
        <draw:custom-shape draw:style-name="gr11" draw:text-style-name="P11" xml:id="id101" draw:id="id101" draw:layer="layout" svg:width="1.27cm" svg:height="1.27cm" svg:x="25.4cm" svg:y="5.08cm">
          <text:p text:style-name="P1">9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9.685cm" svg:y1="2.54cm" svg:x2="26.035cm" svg:y2="5.08cm" draw:start-shape="id94" draw:start-glue-point="2" draw:end-shape="id101" draw:end-glue-point="0" svg:d="M19685 2540v1270h6350v1270" svg:viewBox="0 0 6351 2541">
          <text:p/>
        </draw:connector>
        <draw:custom-shape draw:style-name="gr12" draw:text-style-name="P4" draw:layer="layout" svg:width="3.741cm" svg:height="1.27cm" svg:x="1.339cm" svg:y="1.27cm">
          <text:p text:style-name="P3">effective roll</text:p>
          <text:p text:style-name="P3">frequency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6.83cm" svg:height="6.35cm" svg:x="1.27cm" svg:y="15.24cm">
          <text:p text:style-name="P3">Rough </text:p>
          <text:p text:style-name="P3">Same number of universes, but many fewer nodes.</text:p>
          <text:p text:style-name="P3">Very rough estimation of total number of universes:</text:p>
          <text:p text:style-name="P3">3^(3*9) = 7.6 * 10^12 universes/nodes</text:p>
          <text:p text:style-name="P3">Probably not tractable with a naive approach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12" xml:id="id102" draw:id="id102" draw:layer="layout" svg:width="1.27cm" svg:height="1.27cm" svg:x="1.27cm" svg:y="8.89cm">
          <text:p text:style-name="P1">3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03" draw:id="id103" draw:layer="layout" svg:width="1.27cm" svg:height="1.27cm" svg:x="3.81cm" svg:y="8.89cm">
          <text:p text:style-name="P1">4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04" draw:id="id104" draw:layer="layout" svg:width="1.27cm" svg:height="1.27cm" svg:x="6.35cm" svg:y="8.89cm">
          <text:p text:style-name="P1">5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0.795cm" svg:y1="6.35cm" svg:x2="1.905cm" svg:y2="8.89cm" draw:end-shape="id102" draw:end-glue-point="0" svg:d="M10795 6350v1000h-8890v1540" svg:viewBox="0 0 8891 2541">
          <text:p/>
        </draw:connector>
        <draw:connector draw:style-name="gr9" draw:text-style-name="P7" draw:layer="layout" svg:x1="10.795cm" svg:y1="6.35cm" svg:x2="4.445cm" svg:y2="8.89cm" draw:end-shape="id103" draw:end-glue-point="0" svg:d="M10795 6350v1000h-6350v1540" svg:viewBox="0 0 6351 2541">
          <text:p/>
        </draw:connector>
        <draw:connector draw:style-name="gr9" draw:text-style-name="P7" draw:layer="layout" svg:x1="10.795cm" svg:y1="6.35cm" svg:x2="6.985cm" svg:y2="8.89cm" draw:end-shape="id104" draw:end-glue-point="0" svg:d="M10795 6350v1000h-3810v1540" svg:viewBox="0 0 3811 2541">
          <text:p/>
        </draw:connector>
        <draw:custom-shape draw:style-name="gr14" draw:text-style-name="P12" xml:id="id105" draw:id="id105" draw:layer="layout" svg:width="1.27cm" svg:height="1.27cm" svg:x="8.89cm" svg:y="8.89cm">
          <text:p text:style-name="P1">6</text:p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06" draw:id="id106" draw:layer="layout" svg:width="1.27cm" svg:height="1.27cm" svg:x="11.43cm" svg:y="8.89cm">
          <text:p text:style-name="P1">7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107" draw:id="id107" draw:layer="layout" svg:width="1.27cm" svg:height="1.27cm" svg:x="13.97cm" svg:y="8.89cm">
          <text:p text:style-name="P1">8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0.795cm" svg:y1="6.35cm" svg:x2="9.525cm" svg:y2="8.89cm" draw:end-shape="id105" draw:end-glue-point="0" svg:d="M10795 6350v1000h-1270v1540" svg:viewBox="0 0 1271 2541">
          <text:p/>
        </draw:connector>
        <draw:connector draw:style-name="gr9" draw:text-style-name="P7" draw:layer="layout" svg:x1="10.795cm" svg:y1="6.35cm" svg:x2="12.065cm" svg:y2="8.89cm" draw:end-shape="id106" draw:end-glue-point="0" svg:d="M10795 6350v1000h1270v1540" svg:viewBox="0 0 1271 2541">
          <text:p/>
        </draw:connector>
        <draw:connector draw:style-name="gr9" draw:text-style-name="P7" draw:layer="layout" svg:x1="10.795cm" svg:y1="6.35cm" svg:x2="14.605cm" svg:y2="8.89cm" draw:end-shape="id107" draw:end-glue-point="0" svg:d="M10795 6350v1000h3810v1540" svg:viewBox="0 0 3811 2541">
          <text:p/>
        </draw:connector>
        <draw:custom-shape draw:style-name="gr14" draw:text-style-name="P12" xml:id="id108" draw:id="id108" draw:layer="layout" svg:width="1.27cm" svg:height="1.27cm" svg:x="16.51cm" svg:y="8.89cm">
          <text:p text:style-name="P1">9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0.795cm" svg:y1="6.35cm" svg:x2="17.145cm" svg:y2="8.89cm" draw:end-shape="id108" draw:end-glue-point="0" svg:d="M10795 6350v1000h6350v1540" svg:viewBox="0 0 6351 2541">
          <text:p/>
        </draw:connector>
        <draw:connector draw:style-name="gr9" draw:text-style-name="P7" draw:layer="layout" svg:x1="1.905cm" svg:y1="10.16cm" svg:x2="1.905cm" svg:y2="12.7cm" draw:end-shape="id109" draw:end-glue-point="0" svg:d="M1905 10160v2540" svg:viewBox="0 0 1 2541">
          <text:p/>
        </draw:connector>
        <draw:custom-shape draw:style-name="gr11" draw:text-style-name="P11" xml:id="id109" draw:id="id109" draw:layer="layout" svg:width="1.27cm" svg:height="1.27cm" svg:x="1.27cm" svg:y="12.7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" draw:text-style-name="P8" xml:id="id110" draw:id="id110" draw:layer="layout" svg:width="3.81cm" svg:height="1.27cm" svg:x="17.78cm" svg:y="1.27cm">
          <text:p text:style-name="P1">p1 initial: 0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11" draw:id="id111" draw:layer="layout" svg:width="1.27cm" svg:height="1.27cm" svg:x="10.16cm" svg:y="5.08cm">
          <text:p text:style-name="P1">3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12" draw:id="id112" draw:layer="layout" svg:width="1.27cm" svg:height="1.27cm" svg:x="12.7cm" svg:y="5.08cm">
          <text:p text:style-name="P1">4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13" draw:id="id113" draw:layer="layout" svg:width="1.27cm" svg:height="1.27cm" svg:x="15.24cm" svg:y="5.08cm">
          <text:p text:style-name="P1">5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9.685cm" svg:y1="2.54cm" svg:x2="10.795cm" svg:y2="5.08cm" draw:start-shape="id110" draw:start-glue-point="2" draw:end-shape="id111" draw:end-glue-point="0" svg:d="M19685 2540v1270h-8890v1270" svg:viewBox="0 0 8891 2541">
          <text:p/>
        </draw:connector>
        <draw:connector draw:style-name="gr9" draw:text-style-name="P7" draw:layer="layout" svg:x1="19.685cm" svg:y1="2.54cm" svg:x2="13.335cm" svg:y2="5.08cm" draw:start-shape="id110" draw:start-glue-point="2" draw:end-shape="id112" draw:end-glue-point="0" svg:d="M19685 2540v1270h-6350v1270" svg:viewBox="0 0 6351 2541">
          <text:p/>
        </draw:connector>
        <draw:connector draw:style-name="gr9" draw:text-style-name="P7" draw:layer="layout" svg:x1="19.685cm" svg:y1="2.54cm" svg:x2="15.875cm" svg:y2="5.08cm" draw:start-shape="id110" draw:start-glue-point="2" draw:end-shape="id113" draw:end-glue-point="0" svg:d="M19685 2540v1270h-3810v1270" svg:viewBox="0 0 3811 2541">
          <text:p/>
        </draw:connector>
        <draw:custom-shape draw:style-name="gr11" draw:text-style-name="P11" xml:id="id114" draw:id="id114" draw:layer="layout" svg:width="1.27cm" svg:height="1.27cm" svg:x="17.78cm" svg:y="5.08cm">
          <text:p text:style-name="P1">6</text:p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15" draw:id="id115" draw:layer="layout" svg:width="1.27cm" svg:height="1.27cm" svg:x="20.32cm" svg:y="5.08cm">
          <text:p text:style-name="P1">7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16" draw:id="id116" draw:layer="layout" svg:width="1.27cm" svg:height="1.27cm" svg:x="22.86cm" svg:y="5.08cm">
          <text:p text:style-name="P1">8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9.685cm" svg:y1="2.54cm" svg:x2="18.415cm" svg:y2="5.08cm" draw:start-shape="id110" draw:start-glue-point="2" draw:end-shape="id114" draw:end-glue-point="0" svg:d="M19685 2540v1270h-1270v1270" svg:viewBox="0 0 1271 2541">
          <text:p/>
        </draw:connector>
        <draw:connector draw:style-name="gr9" draw:text-style-name="P7" draw:layer="layout" svg:x1="19.685cm" svg:y1="2.54cm" svg:x2="20.955cm" svg:y2="5.08cm" draw:start-shape="id110" draw:start-glue-point="2" draw:end-shape="id115" draw:end-glue-point="0" svg:d="M19685 2540v1270h1270v1270" svg:viewBox="0 0 1271 2541">
          <text:p/>
        </draw:connector>
        <draw:connector draw:style-name="gr9" draw:text-style-name="P7" draw:layer="layout" svg:x1="19.685cm" svg:y1="2.54cm" svg:x2="23.495cm" svg:y2="5.08cm" draw:start-shape="id110" draw:start-glue-point="2" draw:end-shape="id116" draw:end-glue-point="0" svg:d="M19685 2540v1270h3810v1270" svg:viewBox="0 0 3811 2541">
          <text:p/>
        </draw:connector>
        <draw:custom-shape draw:style-name="gr11" draw:text-style-name="P11" xml:id="id117" draw:id="id117" draw:layer="layout" svg:width="1.27cm" svg:height="1.27cm" svg:x="25.4cm" svg:y="5.08cm">
          <text:p text:style-name="P1">9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9.685cm" svg:y1="2.54cm" svg:x2="26.035cm" svg:y2="5.08cm" draw:start-shape="id110" draw:start-glue-point="2" draw:end-shape="id117" draw:end-glue-point="0" svg:d="M19685 2540v1270h6350v1270" svg:viewBox="0 0 6351 2541">
          <text:p/>
        </draw:connector>
        <draw:custom-shape draw:style-name="gr12" draw:text-style-name="P4" draw:layer="layout" svg:width="3.741cm" svg:height="1.27cm" svg:x="1.339cm" svg:y="1.27cm">
          <text:p text:style-name="P3">effective roll</text:p>
          <text:p text:style-name="P3">frequency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6.83cm" svg:height="6.35cm" svg:x="1.27cm" svg:y="15.24cm">
          <text:p text:style-name="P3">Rough </text:p>
          <text:p text:style-name="P3">Same number of universes, but many fewer nodes.</text:p>
          <text:p text:style-name="P3">Very rough estimation of total number of universes:</text:p>
          <text:p text:style-name="P3">3^(3*9) = 7.6 * 10^12 universes/nodes</text:p>
          <text:p text:style-name="P3">Probably not tractable with a naive approach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11" xml:id="id118" draw:id="id118" draw:layer="layout" svg:width="1.27cm" svg:height="1.27cm" svg:x="1.27cm" svg:y="8.89cm">
          <text:p text:style-name="P1">3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19" draw:id="id119" draw:layer="layout" svg:width="1.27cm" svg:height="1.27cm" svg:x="3.81cm" svg:y="8.89cm">
          <text:p text:style-name="P1">4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20" draw:id="id120" draw:layer="layout" svg:width="1.27cm" svg:height="1.27cm" svg:x="6.35cm" svg:y="8.89cm">
          <text:p text:style-name="P1">5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0.795cm" svg:y1="6.35cm" svg:x2="1.905cm" svg:y2="8.89cm" draw:end-shape="id118" draw:end-glue-point="0" svg:d="M10795 6350v1000h-8890v1540" svg:viewBox="0 0 8891 2541">
          <text:p/>
        </draw:connector>
        <draw:connector draw:style-name="gr9" draw:text-style-name="P7" draw:layer="layout" svg:x1="10.795cm" svg:y1="6.35cm" svg:x2="4.445cm" svg:y2="8.89cm" draw:end-shape="id119" draw:end-glue-point="0" svg:d="M10795 6350v1000h-6350v1540" svg:viewBox="0 0 6351 2541">
          <text:p/>
        </draw:connector>
        <draw:connector draw:style-name="gr9" draw:text-style-name="P7" draw:layer="layout" svg:x1="10.795cm" svg:y1="6.35cm" svg:x2="6.985cm" svg:y2="8.89cm" draw:end-shape="id120" draw:end-glue-point="0" svg:d="M10795 6350v1000h-3810v1540" svg:viewBox="0 0 3811 2541">
          <text:p/>
        </draw:connector>
        <draw:custom-shape draw:style-name="gr11" draw:text-style-name="P11" xml:id="id121" draw:id="id121" draw:layer="layout" svg:width="1.27cm" svg:height="1.27cm" svg:x="8.89cm" svg:y="8.89cm">
          <text:p text:style-name="P1">6</text:p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22" draw:id="id122" draw:layer="layout" svg:width="1.27cm" svg:height="1.27cm" svg:x="11.43cm" svg:y="8.89cm">
          <text:p text:style-name="P1">7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23" draw:id="id123" draw:layer="layout" svg:width="1.27cm" svg:height="1.27cm" svg:x="13.97cm" svg:y="8.89cm">
          <text:p text:style-name="P1">8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0.795cm" svg:y1="6.35cm" svg:x2="9.525cm" svg:y2="8.89cm" draw:end-shape="id121" draw:end-glue-point="0" svg:d="M10795 6350v1000h-1270v1540" svg:viewBox="0 0 1271 2541">
          <text:p/>
        </draw:connector>
        <draw:connector draw:style-name="gr9" draw:text-style-name="P7" draw:layer="layout" svg:x1="10.795cm" svg:y1="6.35cm" svg:x2="12.065cm" svg:y2="8.89cm" draw:end-shape="id122" draw:end-glue-point="0" svg:d="M10795 6350v1000h1270v1540" svg:viewBox="0 0 1271 2541">
          <text:p/>
        </draw:connector>
        <draw:connector draw:style-name="gr9" draw:text-style-name="P7" draw:layer="layout" svg:x1="10.795cm" svg:y1="6.35cm" svg:x2="14.605cm" svg:y2="8.89cm" draw:end-shape="id123" draw:end-glue-point="0" svg:d="M10795 6350v1000h3810v1540" svg:viewBox="0 0 3811 2541">
          <text:p/>
        </draw:connector>
        <draw:custom-shape draw:style-name="gr11" draw:text-style-name="P11" xml:id="id124" draw:id="id124" draw:layer="layout" svg:width="1.27cm" svg:height="1.27cm" svg:x="16.51cm" svg:y="8.89cm">
          <text:p text:style-name="P1">9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0.795cm" svg:y1="6.35cm" svg:x2="17.145cm" svg:y2="8.89cm" draw:end-shape="id124" draw:end-glue-point="0" svg:d="M10795 6350v1000h6350v1540" svg:viewBox="0 0 6351 2541">
          <text:p/>
        </draw:connector>
        <draw:connector draw:style-name="gr9" draw:text-style-name="P7" draw:layer="layout" svg:x1="1.905cm" svg:y1="10.16cm" svg:x2="1.905cm" svg:y2="12.7cm" draw:start-shape="id118" draw:start-glue-point="2" draw:end-shape="id125" draw:end-glue-point="0" svg:d="M1905 10160v2540" svg:viewBox="0 0 1 2541">
          <text:p/>
        </draw:connector>
        <draw:custom-shape draw:style-name="gr11" draw:text-style-name="P11" xml:id="id125" draw:id="id125" draw:layer="layout" svg:width="1.27cm" svg:height="1.27cm" svg:x="1.27cm" svg:y="12.7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8" draw:text-style-name="P8" xml:id="id126" draw:id="id126" draw:layer="layout" svg:width="3.81cm" svg:height="1.27cm" svg:x="24.765cm" svg:y="3.81cm">
          <text:p text:style-name="P1">p1 initial: 0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27" draw:id="id127" draw:layer="layout" svg:width="1.27cm" svg:height="1.27cm" svg:x="19.685cm" svg:y="7.62cm">
          <text:p text:style-name="P1">4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128" draw:id="id128" draw:layer="layout" svg:width="1.27cm" svg:height="1.27cm" svg:x="17.145cm" svg:y="7.62cm">
          <text:p text:style-name="P1">3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29" draw:id="id129" draw:layer="layout" svg:width="1.27cm" svg:height="1.27cm" svg:x="22.225cm" svg:y="7.62cm">
          <text:p text:style-name="P1">5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6.67cm" svg:y1="5.08cm" svg:x2="20.32cm" svg:y2="7.62cm" draw:start-shape="id126" draw:start-glue-point="2" draw:end-shape="id127" draw:end-glue-point="0" svg:d="M26670 5080v1270h-6350v1270" svg:viewBox="0 0 6351 2541">
          <text:p/>
        </draw:connector>
        <draw:connector draw:style-name="gr9" draw:text-style-name="P7" draw:layer="layout" svg:x1="26.67cm" svg:y1="5.08cm" svg:x2="17.78cm" svg:y2="7.62cm" draw:start-shape="id126" draw:start-glue-point="2" draw:end-shape="id128" draw:end-glue-point="0" svg:d="M26670 5080v1270h-8890v1270" svg:viewBox="0 0 8891 2541">
          <text:p/>
        </draw:connector>
        <draw:connector draw:style-name="gr9" draw:text-style-name="P7" draw:layer="layout" svg:x1="26.67cm" svg:y1="5.08cm" svg:x2="22.86cm" svg:y2="7.62cm" draw:start-shape="id126" draw:start-glue-point="2" draw:end-shape="id129" draw:end-glue-point="0" svg:d="M26670 5080v1270h-3810v1270" svg:viewBox="0 0 3811 2541">
          <text:p/>
        </draw:connector>
        <draw:custom-shape draw:style-name="gr16" draw:text-style-name="P13" xml:id="id130" draw:id="id130" draw:layer="layout" svg:width="1.27cm" svg:height="1.27cm" svg:x="24.765cm" svg:y="7.62cm">
          <text:p text:style-name="P1">6</text:p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31" draw:id="id131" draw:layer="layout" svg:width="1.27cm" svg:height="1.27cm" svg:x="27.305cm" svg:y="7.62cm">
          <text:p text:style-name="P1">7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32" draw:id="id132" draw:layer="layout" svg:width="1.27cm" svg:height="1.27cm" svg:x="29.845cm" svg:y="7.62cm">
          <text:p text:style-name="P1">8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6.67cm" svg:y1="5.08cm" svg:x2="25.4cm" svg:y2="7.62cm" draw:start-shape="id126" draw:start-glue-point="2" draw:end-shape="id130" draw:end-glue-point="0" svg:d="M26670 5080v1270h-1270v1270" svg:viewBox="0 0 1271 2541">
          <text:p/>
        </draw:connector>
        <draw:connector draw:style-name="gr9" draw:text-style-name="P7" draw:layer="layout" svg:x1="26.67cm" svg:y1="5.08cm" svg:x2="27.94cm" svg:y2="7.62cm" draw:start-shape="id126" draw:start-glue-point="2" draw:end-shape="id131" draw:end-glue-point="0" svg:d="M26670 5080v1270h1270v1270" svg:viewBox="0 0 1271 2541">
          <text:p/>
        </draw:connector>
        <draw:connector draw:style-name="gr9" draw:text-style-name="P7" draw:layer="layout" svg:x1="26.67cm" svg:y1="5.08cm" svg:x2="30.48cm" svg:y2="7.62cm" draw:start-shape="id126" draw:start-glue-point="2" draw:end-shape="id132" draw:end-glue-point="0" svg:d="M26670 5080v1270h3810v1270" svg:viewBox="0 0 3811 2541">
          <text:p/>
        </draw:connector>
        <draw:custom-shape draw:style-name="gr16" draw:text-style-name="P13" xml:id="id133" draw:id="id133" draw:layer="layout" svg:width="1.27cm" svg:height="1.27cm" svg:x="32.385cm" svg:y="7.62cm">
          <text:p text:style-name="P1">9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6.67cm" svg:y1="5.08cm" svg:x2="33.02cm" svg:y2="7.62cm" draw:start-shape="id126" draw:start-glue-point="2" draw:end-shape="id133" draw:end-glue-point="0" svg:d="M26670 5080v1270h6350v1270" svg:viewBox="0 0 6351 2541">
          <text:p/>
        </draw:connector>
        <draw:custom-shape draw:style-name="gr12" draw:text-style-name="P4" draw:layer="layout" svg:width="3.741cm" svg:height="1.27cm" svg:x="8.324cm" svg:y="3.81cm">
          <text:p text:style-name="P3">effective roll</text:p>
          <text:p text:style-name="P3">frequency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34" draw:id="id134" draw:layer="layout" svg:width="1.27cm" svg:height="1.27cm" svg:x="14.605cm" svg:y="11.43cm">
          <text:p text:style-name="P1">4</text:p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135" draw:id="id135" draw:layer="layout" svg:width="1.27cm" svg:height="1.27cm" svg:x="12.065cm" svg:y="11.43cm">
          <text:p text:style-name="P1">3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36" draw:id="id136" draw:layer="layout" svg:width="1.27cm" svg:height="1.27cm" svg:x="17.145cm" svg:y="11.43cm">
          <text:p text:style-name="P1">5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37" draw:id="id137" draw:layer="layout" svg:width="1.27cm" svg:height="1.27cm" svg:x="19.685cm" svg:y="11.43cm">
          <text:p text:style-name="P1">6</text:p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38" draw:id="id138" draw:layer="layout" svg:width="1.27cm" svg:height="1.27cm" svg:x="22.225cm" svg:y="11.43cm">
          <text:p text:style-name="P1">7</text:p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39" draw:id="id139" draw:layer="layout" svg:width="1.27cm" svg:height="1.27cm" svg:x="24.765cm" svg:y="11.43cm">
          <text:p text:style-name="P1">8</text:p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140" draw:id="id140" draw:layer="layout" svg:width="1.27cm" svg:height="1.27cm" svg:x="27.305cm" svg:y="11.43cm">
          <text:p text:style-name="P1">9</text:p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0.32cm" svg:y1="8.89cm" svg:x2="15.24cm" svg:y2="11.43cm" draw:start-shape="id127" draw:start-glue-point="2" draw:end-shape="id134" draw:end-glue-point="0" svg:d="M20320 8890v1270h-5080v1270" svg:viewBox="0 0 5081 2541">
          <text:p/>
        </draw:connector>
        <draw:connector draw:style-name="gr9" draw:text-style-name="P7" draw:layer="layout" svg:x1="20.32cm" svg:y1="8.89cm" svg:x2="12.7cm" svg:y2="11.43cm" draw:start-shape="id127" draw:start-glue-point="2" draw:end-shape="id135" draw:end-glue-point="0" svg:d="M20320 8890v1270h-7620v1270" svg:viewBox="0 0 7621 2541">
          <text:p/>
        </draw:connector>
        <draw:connector draw:style-name="gr9" draw:text-style-name="P7" draw:layer="layout" svg:x1="20.32cm" svg:y1="8.89cm" svg:x2="17.78cm" svg:y2="11.43cm" draw:start-shape="id127" draw:start-glue-point="2" draw:end-shape="id136" draw:end-glue-point="0" svg:d="M20320 8890v1270h-2540v1270" svg:viewBox="0 0 2541 2541">
          <text:p/>
        </draw:connector>
        <draw:connector draw:style-name="gr9" draw:text-style-name="P7" draw:layer="layout" svg:x1="20.32cm" svg:y1="8.89cm" svg:x2="20.32cm" svg:y2="11.43cm" draw:start-shape="id127" draw:start-glue-point="2" draw:end-shape="id137" draw:end-glue-point="0" svg:d="M20320 8890v2540" svg:viewBox="0 0 1 2541">
          <text:p/>
        </draw:connector>
        <draw:connector draw:style-name="gr9" draw:text-style-name="P7" draw:layer="layout" svg:x1="20.32cm" svg:y1="8.89cm" svg:x2="22.86cm" svg:y2="11.43cm" draw:start-shape="id127" draw:start-glue-point="2" draw:end-shape="id138" draw:end-glue-point="0" svg:d="M20320 8890v1270h2540v1270" svg:viewBox="0 0 2541 2541">
          <text:p/>
        </draw:connector>
        <draw:connector draw:style-name="gr9" draw:text-style-name="P7" draw:layer="layout" svg:x1="20.32cm" svg:y1="8.89cm" svg:x2="25.4cm" svg:y2="11.43cm" draw:start-shape="id127" draw:start-glue-point="2" draw:end-shape="id139" draw:end-glue-point="0" svg:d="M20320 8890v1270h5080v1270" svg:viewBox="0 0 5081 2541">
          <text:p/>
        </draw:connector>
        <draw:connector draw:style-name="gr9" draw:text-style-name="P7" draw:layer="layout" svg:x1="20.32cm" svg:y1="8.89cm" svg:x2="27.94cm" svg:y2="11.43cm" draw:start-shape="id127" draw:start-glue-point="2" draw:end-shape="id140" draw:end-glue-point="0" svg:d="M20320 8890v1270h7620v1270" svg:viewBox="0 0 7621 2541">
          <text:p/>
        </draw:connector>
        <draw:custom-shape draw:style-name="gr11" draw:text-style-name="P11" xml:id="id141" draw:id="id141" draw:layer="layout" svg:width="1.27cm" svg:height="1.27cm" svg:x="6.985cm" svg:y="15.24cm">
          <text:p text:style-name="P1">3</text:p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42" draw:id="id142" draw:layer="layout" svg:width="1.27cm" svg:height="1.27cm" svg:x="9.525cm" svg:y="15.24cm">
          <text:p text:style-name="P1">4</text:p>
          <text:p text:style-name="P1">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43" draw:id="id143" draw:layer="layout" svg:width="1.27cm" svg:height="1.27cm" svg:x="12.065cm" svg:y="15.24cm">
          <text:p text:style-name="P1">5</text:p>
          <text:p text:style-name="P1">5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44" draw:id="id144" draw:layer="layout" svg:width="1.27cm" svg:height="1.27cm" svg:x="14.605cm" svg:y="15.24cm">
          <text:p text:style-name="P1">6</text:p>
          <text:p text:style-name="P1">6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45" draw:id="id145" draw:layer="layout" svg:width="1.27cm" svg:height="1.27cm" svg:x="17.145cm" svg:y="15.24cm">
          <text:p text:style-name="P1">7</text:p>
          <text:p text:style-name="P1">5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46" draw:id="id146" draw:layer="layout" svg:width="1.27cm" svg:height="1.27cm" svg:x="19.685cm" svg:y="15.24cm">
          <text:p text:style-name="P1">8</text:p>
          <text:p text:style-name="P1">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47" draw:id="id147" draw:layer="layout" svg:width="1.27cm" svg:height="1.27cm" svg:x="22.225cm" svg:y="15.24cm">
          <text:p text:style-name="P1">9</text:p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5.24cm" svg:y1="12.7cm" svg:x2="7.62cm" svg:y2="15.24cm" draw:start-shape="id134" draw:start-glue-point="2" draw:end-shape="id141" draw:end-glue-point="0" svg:d="M15240 12700v1270h-7620v1270" svg:viewBox="0 0 7621 2541">
          <text:p/>
        </draw:connector>
        <draw:connector draw:style-name="gr9" draw:text-style-name="P7" draw:layer="layout" svg:x1="15.24cm" svg:y1="12.7cm" svg:x2="10.16cm" svg:y2="15.24cm" draw:start-shape="id134" draw:start-glue-point="2" draw:end-shape="id142" draw:end-glue-point="0" svg:d="M15240 12700v1270h-5080v1270" svg:viewBox="0 0 5081 2541">
          <text:p/>
        </draw:connector>
        <draw:connector draw:style-name="gr9" draw:text-style-name="P7" draw:layer="layout" svg:x1="15.24cm" svg:y1="12.7cm" svg:x2="12.7cm" svg:y2="15.24cm" draw:start-shape="id134" draw:start-glue-point="2" draw:end-shape="id143" draw:end-glue-point="0" svg:d="M15240 12700v1270h-2540v1270" svg:viewBox="0 0 2541 2541">
          <text:p/>
        </draw:connector>
        <draw:connector draw:style-name="gr9" draw:text-style-name="P7" draw:layer="layout" svg:x1="15.24cm" svg:y1="12.7cm" svg:x2="15.24cm" svg:y2="15.24cm" draw:start-shape="id134" draw:start-glue-point="2" draw:end-shape="id144" draw:end-glue-point="0" svg:d="M15240 12700v2540" svg:viewBox="0 0 1 2541">
          <text:p/>
        </draw:connector>
        <draw:connector draw:style-name="gr9" draw:text-style-name="P7" draw:layer="layout" svg:x1="15.24cm" svg:y1="12.7cm" svg:x2="17.78cm" svg:y2="15.24cm" draw:start-shape="id134" draw:start-glue-point="2" draw:end-shape="id145" draw:end-glue-point="0" svg:d="M15240 12700v1270h2540v1270" svg:viewBox="0 0 2541 2541">
          <text:p/>
        </draw:connector>
        <draw:connector draw:style-name="gr9" draw:text-style-name="P7" draw:layer="layout" svg:x1="15.24cm" svg:y1="12.7cm" svg:x2="20.32cm" svg:y2="15.24cm" draw:start-shape="id134" draw:start-glue-point="2" draw:end-shape="id146" draw:end-glue-point="0" svg:d="M15240 12700v1270h5080v1270" svg:viewBox="0 0 5081 2541">
          <text:p/>
        </draw:connector>
        <draw:connector draw:style-name="gr9" draw:text-style-name="P7" draw:layer="layout" svg:x1="15.24cm" svg:y1="12.7cm" svg:x2="22.86cm" svg:y2="15.24cm" draw:start-shape="id134" draw:start-glue-point="2" draw:end-shape="id147" draw:end-glue-point="0" svg:d="M15240 12700v1270h7620v1270" svg:viewBox="0 0 7621 25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9.85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9:13:48.478063187</meta:creation-date>
    <meta:generator>LibreOffice/6.4.7.2$Linux_X86_64 LibreOffice_project/40$Build-2</meta:generator>
    <dc:date>2022-01-25T15:15:48.648787423</dc:date>
    <meta:editing-duration>PT3H39M12S</meta:editing-duration>
    <meta:editing-cycles>23</meta:editing-cycles>
    <meta:document-statistic meta:object-count="304"/>
  </office:meta>
</office:document-meta>
</file>